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8012622.1452" calcext:value-type="float">
            <text:p><text:s/>38,012,622 <text:s/></text:p>
          </table:table-cell>
          <table:table-cell table:style-name="ce42" office:value-type="float" office:value="3887994.154" calcext:value-type="float">
            <text:p><text:s/>3,887,994 <text:s/></text:p>
          </table:table-cell>
          <table:table-cell table:style-name="ce42" office:value-type="float" office:value="30308515.8912" calcext:value-type="float">
            <text:p><text:s/>30,308,516 <text:s/></text:p>
          </table:table-cell>
          <table:table-cell table:style-name="ce42" office:value-type="float" office:value="100096.51" calcext:value-type="float">
            <text:p><text:s/>100,097 <text:s/></text:p>
          </table:table-cell>
          <table:table-cell table:style-name="ce42" office:value-type="float" office:value="3579881.69" calcext:value-type="float">
            <text:p><text:s/>3,579,8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133.9" calcext:value-type="float">
            <text:p><text:s/>136,1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3068.69" calcext:value-type="float">
            <text:p><text:s/>83,0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1.99" calcext:value-type="float">
            <text:p><text:s/>9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096.7" calcext:value-type="float">
            <text:p><text:s/>82,0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46378.654706077" calcext:value-type="float">
            <text:p><text:s/>-146,379 <text:s/></text:p>
          </table:table-cell>
          <table:table-cell table:style-name="ce42" office:value-type="float" office:value="-82380.118" calcext:value-type="float">
            <text:p><text:s/>-82,380 <text:s/></text:p>
          </table:table-cell>
          <table:table-cell table:style-name="ce42" office:value-type="float" office:value="-545152.846457801" calcext:value-type="float">
            <text:p><text:s/>-545,153 <text:s/></text:p>
          </table:table-cell>
          <table:table-cell table:style-name="ce42" office:value-type="float" office:value="-1185.7" calcext:value-type="float">
            <text:p><text:s/>-1,186 <text:s/></text:p>
          </table:table-cell>
          <table:table-cell table:style-name="ce42" office:value-type="float" office:value="426673.209751723" calcext:value-type="float">
            <text:p><text:s/>426,6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666.8" calcext:value-type="float">
            <text:p><text:s/>55,6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8075932.1099061" calcext:value-type="float">
            <text:p><text:s/>38,075,932 <text:s/></text:p>
          </table:table-cell>
          <table:table-cell table:style-name="ce43" office:value-type="float" office:value="3970374.272" calcext:value-type="float">
            <text:p><text:s/>3,970,374 <text:s/></text:p>
          </table:table-cell>
          <table:table-cell table:style-name="ce43" office:value-type="float" office:value="30853668.7376578" calcext:value-type="float">
            <text:p><text:s/>30,853,669 <text:s/></text:p>
          </table:table-cell>
          <table:table-cell table:style-name="ce43" office:value-type="float" office:value="100310.22" calcext:value-type="float">
            <text:p><text:s/>100,310 <text:s/></text:p>
          </table:table-cell>
          <table:table-cell table:style-name="ce43" office:value-type="float" office:value="3153208.48024828" calcext:value-type="float">
            <text:p><text:s/>3,153,20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629.6" calcext:value-type="float">
            <text:p><text:s/>-1,63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756637.54246708" calcext:value-type="float">
            <text:p><text:s/>756,638 <text:s/></text:p>
          </table:table-cell>
          <table:table-cell table:style-name="ce43" office:value-type="float" office:value="71689.868" calcext:value-type="float">
            <text:p><text:s/>71,690 <text:s/></text:p>
          </table:table-cell>
          <table:table-cell table:style-name="ce43" office:value-type="float" office:value="1124017.32056795" calcext:value-type="float">
            <text:p><text:s/>1,124,017 <text:s/></text:p>
          </table:table-cell>
          <table:table-cell table:style-name="ce43" office:value-type="float" office:value="-11749.79" calcext:value-type="float">
            <text:p><text:s/>-11,750 <text:s/></text:p>
          </table:table-cell>
          <table:table-cell table:style-name="ce43" office:value-type="float" office:value="-405973.356100869" calcext:value-type="float">
            <text:p><text:s/>-405,97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1346.5" calcext:value-type="float">
            <text:p><text:s/>-21,34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6452815.4032272" calcext:value-type="float">
            <text:p><text:s/>36,452,815 <text:s/></text:p>
          </table:table-cell>
          <table:table-cell table:style-name="ce42" office:value-type="float" office:value="3898684.404" calcext:value-type="float">
            <text:p><text:s/>3,898,684 <text:s/></text:p>
          </table:table-cell>
          <table:table-cell table:style-name="ce42" office:value-type="float" office:value="25445641.5659827" calcext:value-type="float">
            <text:p><text:s/>25,445,6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59181.83634915" calcext:value-type="float">
            <text:p><text:s/>3,559,1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31574.7" calcext:value-type="float">
            <text:p><text:s/>3,031,5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858420.125" calcext:value-type="float">
            <text:p><text:s/>4,858,420 <text:s/></text:p>
          </table:table-cell>
          <table:table-cell table:style-name="ce42" office:value-type="float" office:value="3799835.693" calcext:value-type="float">
            <text:p><text:s/>3,799,836 <text:s/></text:p>
          </table:table-cell>
          <table:table-cell table:style-name="ce42" office:value-type="float" office:value="1058584.432" calcext:value-type="float">
            <text:p><text:s/>1,058,5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887792.549" calcext:value-type="float">
            <text:p><text:s/>3,887,793 <text:s/></text:p>
          </table:table-cell>
          <table:table-cell table:style-name="ce42" office:value-type="float" office:value="98848.711" calcext:value-type="float">
            <text:p><text:s/>98,849 <text:s/></text:p>
          </table:table-cell>
          <table:table-cell table:style-name="ce42" office:value-type="float" office:value="757369.138" calcext:value-type="float">
            <text:p><text:s/>757,3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31574.7" calcext:value-type="float">
            <text:p><text:s/>3,031,5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170174.477943" calcext:value-type="float">
            <text:p><text:s/>19,170,1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76044.2415939" calcext:value-type="float">
            <text:p><text:s/>15,776,0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94130.23634915" calcext:value-type="float">
            <text:p><text:s/>3,394,1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90120.128" calcext:value-type="float">
            <text:p><text:s/>690,1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0120.128" calcext:value-type="float">
            <text:p><text:s/>690,1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846308.1232842" calcext:value-type="float">
            <text:p><text:s/>7,846,30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163523.62638882" calcext:value-type="float">
            <text:p><text:s/>7,163,52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5051.6" calcext:value-type="float">
            <text:p><text:s/>165,05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347423.0463" calcext:value-type="float">
            <text:p><text:s/>6,347,4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743917.8" calcext:value-type="float">
            <text:p><text:s/>3,743,9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347423.0463" calcext:value-type="float">
            <text:p><text:s/>6,347,4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743917.8" calcext:value-type="float">
            <text:p><text:s/>3,743,9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34626.6426" calcext:value-type="float">
            <text:p><text:s/>934,62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91481.7194" calcext:value-type="float">
            <text:p><text:s/>491,4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43144.9232" calcext:value-type="float">
            <text:p><text:s/>443,1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2755.3173" calcext:value-type="float">
            <text:p><text:s/>52,75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8809" calcext:value-type="float">
            <text:p><text:s/>18,80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226520.2506118" calcext:value-type="float">
            <text:p><text:s/>6,226,52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84009.85110718" calcext:value-type="float">
            <text:p><text:s/>4,284,010 <text:s/></text:p>
          </table:table-cell>
          <table:table-cell table:style-name="ce44" office:value-type="float" office:value="112060.01" calcext:value-type="float">
            <text:p><text:s/>112,06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13251" calcext:value-type="float">
            <text:p><text:s/>713,25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937613.7806118" calcext:value-type="float">
            <text:p><text:s/>5,937,6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84009.85110718" calcext:value-type="float">
            <text:p><text:s/>4,284,010 <text:s/></text:p>
          </table:table-cell>
          <table:table-cell table:style-name="ce44" office:value-type="float" office:value="53387.74" calcext:value-type="float">
            <text:p><text:s/>53,38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83016.8" calcext:value-type="float">
            <text:p><text:s/>483,01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937613.7806118" calcext:value-type="float">
            <text:p><text:s/>5,937,6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84009.85110718" calcext:value-type="float">
            <text:p><text:s/>4,284,010 <text:s/></text:p>
          </table:table-cell>
          <table:table-cell table:style-name="ce42" office:value-type="float" office:value="53387.74" calcext:value-type="float">
            <text:p><text:s/>53,3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3016.8" calcext:value-type="float">
            <text:p><text:s/>483,0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393.700864" calcext:value-type="float">
            <text:p><text:s/>2,3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3.700864" calcext:value-type="float">
            <text:p><text:s/>2,3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95776.255695357" calcext:value-type="float">
            <text:p><text:s/>295,7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776.255695357" calcext:value-type="float">
            <text:p><text:s/>295,7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42412.381933837" calcext:value-type="float">
            <text:p><text:s/>342,4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2412.381933837" calcext:value-type="float">
            <text:p><text:s/>342,4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42578.45218397" calcext:value-type="float">
            <text:p><text:s/>2,042,5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8575.43218397" calcext:value-type="float">
            <text:p><text:s/>2,038,5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88705.78652513" calcext:value-type="float">
            <text:p><text:s/>1,388,7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8705.78652513" calcext:value-type="float">
            <text:p><text:s/>1,388,7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1855.2388535002" calcext:value-type="float">
            <text:p>( 51,85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1855.2388535002" calcext:value-type="float">
            <text:p>( 51,85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336850.54767163" calcext:value-type="float">
            <text:p>( 1,336,85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36850.54767163" calcext:value-type="float">
            <text:p>( 1,336,85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89444.786816419" calcext:value-type="float">
            <text:p><text:s/>489,4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9444.786816419" calcext:value-type="float">
            <text:p><text:s/>489,4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56056.415322423" calcext:value-type="float">
            <text:p><text:s/>156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056.415322423" calcext:value-type="float">
            <text:p><text:s/>156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8371.46352" calcext:value-type="float">
            <text:p><text:s/>8,37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4368.44352" calcext:value-type="float">
            <text:p><text:s/>4,36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68924.035232" calcext:value-type="float">
            <text:p><text:s/>1,468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8924.035232" calcext:value-type="float">
            <text:p><text:s/>1,468,9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76863.59936" calcext:value-type="float">
            <text:p><text:s/>1,176,8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6863.59936" calcext:value-type="float">
            <text:p><text:s/>1,176,8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92060.435872" calcext:value-type="float">
            <text:p><text:s/>292,0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060.435872" calcext:value-type="float">
            <text:p><text:s/>292,0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53156.44729662" calcext:value-type="float">
            <text:p><text:s/>1,653,1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55.537792" calcext:value-type="float">
            <text:p><text:s/>3,556 <text:s/></text:p>
          </table:table-cell>
          <table:table-cell table:style-name="ce42" office:value-type="float" office:value="53387.74" calcext:value-type="float">
            <text:p><text:s/>53,3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3016.8" calcext:value-type="float">
            <text:p><text:s/>483,0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51007.78259262" calcext:value-type="float">
            <text:p><text:s/>1,651,0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6.873088" calcext:value-type="float">
            <text:p><text:s/>1,407 <text:s/></text:p>
          </table:table-cell>
          <table:table-cell table:style-name="ce42" office:value-type="float" office:value="53387.74" calcext:value-type="float">
            <text:p><text:s/>53,3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3016.8" calcext:value-type="float">
            <text:p><text:s/>483,0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48.664704" calcext:value-type="float">
            <text:p><text:s/>2,1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8.664704" calcext:value-type="float">
            <text:p><text:s/>2,1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2372.507406018" calcext:value-type="float">
            <text:p><text:s/>132,3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372.507406018" calcext:value-type="float">
            <text:p><text:s/>132,3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88906.47" calcext:value-type="float">
            <text:p><text:s/>288,9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72.27" calcext:value-type="float">
            <text:p><text:s/>58,6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234.2" calcext:value-type="float">
            <text:p><text:s/>230,2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88906.47" calcext:value-type="float">
            <text:p><text:s/>288,9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72.27" calcext:value-type="float">
            <text:p><text:s/>58,6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234.2" calcext:value-type="float">
            <text:p><text:s/>230,2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2384115.264099" calcext:value-type="float">
            <text:p><text:s/>122,384,1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041947.456705" calcext:value-type="float">
            <text:p><text:s/>103,041,9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07596.9668533" calcext:value-type="float">
            <text:p><text:s/>18,607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972251.284" calcext:value-type="float">
            <text:p><text:s/>88,972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121760.3171467" calcext:value-type="float">
            <text:p><text:s/>73,121,7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50490.9668533" calcext:value-type="float">
            <text:p><text:s/>15,850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445650.270568" calcext:value-type="float">
            <text:p><text:s/>2,445,6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5650.270568" calcext:value-type="float">
            <text:p><text:s/>2,445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966213.709531" calcext:value-type="float">
            <text:p><text:s/>30,966,2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74536.86899" calcext:value-type="float">
            <text:p><text:s/>27,474,5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7106" calcext:value-type="float">
            <text:p><text:s/>2,757,1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2771531.072451" calcext:value-type="float">
            <text:p><text:s/>22,771,5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19124.072451" calcext:value-type="float">
            <text:p><text:s/>20,319,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2407" calcext:value-type="float">
            <text:p><text:s/>2,452,4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2771531.072451" calcext:value-type="float">
            <text:p><text:s/>22,771,53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319124.072451" calcext:value-type="float">
            <text:p><text:s/>20,319,12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52407" calcext:value-type="float">
            <text:p><text:s/>2,452,40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1710.4777913606" calcext:value-type="float">
            <text:p><text:s/>61,710 <text:s/></text:p>
          </table:table-cell>
          <table:table-cell table:style-name="ce41" office:value-type="float" office:value="12806.1" calcext:value-type="float">
            <text:p><text:s/>12,806 <text:s/></text:p>
          </table:table-cell>
          <table:table-cell table:style-name="ce41" office:value-type="float" office:value="48904.3777913606" calcext:value-type="float">
            <text:p><text:s/>48,904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384175.7370869" calcext:value-type="float">
            <text:p><text:s/>64,384,176 <text:s/></text:p>
          </table:table-cell>
          <table:table-cell table:style-name="ce42" office:value-type="float" office:value="45764747.1" calcext:value-type="float">
            <text:p><text:s/>45,764,7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4330.5667" calcext:value-type="float">
            <text:p><text:s/>294,3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1534.361202" calcext:value-type="float">
            <text:p><text:s/>1,081,5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84385.7037746" calcext:value-type="float">
            <text:p><text:s/>16,184,3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279.535479" calcext:value-type="float">
            <text:p><text:s/>111,2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0296.9" calcext:value-type="float">
            <text:p><text:s/>1,780,2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9140" calcext:value-type="float">
            <text:p><text:s/>1,979,1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18.2174489998" calcext:value-type="float">
            <text:p><text:s/>10,818 <text:s/></text:p>
          </table:table-cell>
          <table:table-cell table:style-name="ce42" office:value-type="float" office:value="156841.2" calcext:value-type="float">
            <text:p><text:s/>156,8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21863.154375" calcext:value-type="float">
            <text:p><text:s/>-21,86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4491245.3936546" calcext:value-type="float">
            <text:p><text:s/>44,491,245 <text:s/></text:p>
          </table:table-cell>
          <table:table-cell table:style-name="ce43" office:value-type="float" office:value="45620712" calcext:value-type="float">
            <text:p><text:s/>45,620,712 <text:s/></text:p>
          </table:table-cell>
          <table:table-cell table:style-name="ce43" office:value-type="float" office:value="48904.3777913606" calcext:value-type="float">
            <text:p><text:s/>48,904 <text:s/></text:p>
          </table:table-cell>
          <table:table-cell table:style-name="ce43" office:value-type="float" office:value="294330.5667" calcext:value-type="float">
            <text:p><text:s/>294,33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92117.980098" calcext:value-type="float">
            <text:p><text:s/>992,1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30445.389467" calcext:value-type="float">
            <text:p><text:s/>6,330,4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7980.439467" calcext:value-type="float">
            <text:p><text:s/>157,9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1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11225.257561081" calcext:value-type="float">
            <text:p><text:s/>-111,225 <text:s/></text:p>
          </table:table-cell>
          <table:table-cell table:style-name="ce43" office:value-type="float" office:value="-144000.9" calcext:value-type="float">
            <text:p><text:s/>-144,00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984.22256691921" calcext:value-type="float">
            <text:p><text:s/>4,9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7532.012427611" calcext:value-type="float">
            <text:p><text:s/>127,532 <text:s/></text:p>
          </table:table-cell>
          <table:table-cell table:style-name="ce42" office:value-type="float" office:value="325773.404142706" calcext:value-type="float">
            <text:p><text:s/>325,773 <text:s/></text:p>
          </table:table-cell>
          <table:table-cell table:style-name="ce42" office:value-type="float" office:value="64427.4803250629" calcext:value-type="float">
            <text:p><text:s/>64,427 <text:s/></text:p>
          </table:table-cell>
          <table:table-cell table:style-name="ce42" office:value-type="float" office:value="48785805.1405903" calcext:value-type="float">
            <text:p><text:s/>48,785,805 <text:s/></text:p>
          </table:table-cell>
          <table:table-cell table:style-name="ce42" office:value-type="float" office:value="45764712.9" calcext:value-type="float">
            <text:p><text:s/>45,764,713 <text:s/></text:p>
          </table:table-cell>
          <table:table-cell table:style-name="ce42" office:value-type="float" office:value="48904.3777913606" calcext:value-type="float">
            <text:p><text:s/>48,904 <text:s/></text:p>
          </table:table-cell>
          <table:table-cell table:style-name="ce42" office:value-type="float" office:value="294330.5667" calcext:value-type="float">
            <text:p><text:s/>294,331 <text:s/></text:p>
          </table:table-cell>
          <table:table-cell table:style-name="ce42" office:value-type="float" office:value="17281.0340631095" calcext:value-type="float">
            <text:p><text:s/>17,2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07947.8444914" calcext:value-type="float">
            <text:p><text:s/>46,107,948 <text:s/></text:p>
          </table:table-cell>
          <table:table-cell table:style-name="ce42" office:value-type="float" office:value="45764712.9" calcext:value-type="float">
            <text:p><text:s/>45,764,713 <text:s/></text:p>
          </table:table-cell>
          <table:table-cell table:style-name="ce42" office:value-type="float" office:value="48904.3777913606" calcext:value-type="float">
            <text:p><text:s/>48,904 <text:s/></text:p>
          </table:table-cell>
          <table:table-cell table:style-name="ce42" office:value-type="float" office:value="294330.5667" calcext:value-type="float">
            <text:p><text:s/>294,3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1281.8" calcext:value-type="float">
            <text:p><text:s/>1,961,2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75.36" calcext:value-type="float">
            <text:p><text:s/>7,5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7532.012427611" calcext:value-type="float">
            <text:p><text:s/>127,532 <text:s/></text:p>
          </table:table-cell>
          <table:table-cell table:style-name="ce43" office:value-type="float" office:value="325773.404142706" calcext:value-type="float">
            <text:p><text:s/>325,773 <text:s/></text:p>
          </table:table-cell>
          <table:table-cell table:style-name="ce43" office:value-type="float" office:value="64427.4803250629" calcext:value-type="float">
            <text:p><text:s/>64,427 <text:s/></text:p>
          </table:table-cell>
          <table:table-cell table:style-name="ce43" office:value-type="float" office:value="709000.136098941" calcext:value-type="float">
            <text:p><text:s/>709,00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281.0340631095" calcext:value-type="float">
            <text:p><text:s/>17,28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111571.58" calcext:value-type="float">
            <text:p><text:s/>1,111,572 <text:s/></text:p>
          </table:table-cell>
          <table:table-cell table:style-name="ce42" office:value-type="float" office:value="1319691.2988" calcext:value-type="float">
            <text:p><text:s/>1,319,691 <text:s/></text:p>
          </table:table-cell>
          <table:table-cell table:style-name="ce42" office:value-type="float" office:value="172242.3675" calcext:value-type="float">
            <text:p><text:s/>172,242 <text:s/></text:p>
          </table:table-cell>
          <table:table-cell table:style-name="ce42" office:value-type="float" office:value="53373595.982473" calcext:value-type="float">
            <text:p><text:s/>53,373,5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5906.0171" calcext:value-type="float">
            <text:p><text:s/>1,435,906 <text:s/></text:p>
          </table:table-cell>
          <table:table-cell table:style-name="ce42" office:value-type="float" office:value="1750344.236253" calcext:value-type="float">
            <text:p><text:s/>1,750,3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111571.58" calcext:value-type="float">
            <text:p><text:s/>1,111,572 <text:s/></text:p>
          </table:table-cell>
          <table:table-cell table:style-name="ce42" office:value-type="float" office:value="1319691.2988" calcext:value-type="float">
            <text:p><text:s/>1,319,691 <text:s/></text:p>
          </table:table-cell>
          <table:table-cell table:style-name="ce42" office:value-type="float" office:value="172242.3675" calcext:value-type="float">
            <text:p><text:s/>172,242 <text:s/></text:p>
          </table:table-cell>
          <table:table-cell table:style-name="ce42" office:value-type="float" office:value="48561934.6086346" calcext:value-type="float">
            <text:p><text:s/>48,561,9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5906.0171" calcext:value-type="float">
            <text:p><text:s/>1,435,906 <text:s/></text:p>
          </table:table-cell>
          <table:table-cell table:style-name="ce42" office:value-type="float" office:value="1486976.9596146" calcext:value-type="float">
            <text:p><text:s/>1,486,97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11661.3738384" calcext:value-type="float">
            <text:p><text:s/>4,811,66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63367.2766384" calcext:value-type="float">
            <text:p><text:s/>263,3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29581.66" calcext:value-type="float">
            <text:p><text:s/>229,582 <text:s/></text:p>
          </table:table-cell>
          <table:table-cell table:style-name="ce42" office:value-type="float" office:value="657433.1421" calcext:value-type="float">
            <text:p><text:s/>657,433 <text:s/></text:p>
          </table:table-cell>
          <table:table-cell table:style-name="ce42" office:value-type="float" office:value="47611.8405" calcext:value-type="float">
            <text:p><text:s/>47,612 <text:s/></text:p>
          </table:table-cell>
          <table:table-cell table:style-name="ce42" office:value-type="float" office:value="2325227.25097561" calcext:value-type="float">
            <text:p><text:s/>2,325,2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8479.69631053" calcext:value-type="float">
            <text:p><text:s/>1,418,480 <text:s/></text:p>
          </table:table-cell>
          <table:table-cell table:style-name="ce42" office:value-type="float" office:value="50668.4872763343" calcext:value-type="float">
            <text:p><text:s/>50,6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5.04" calcext:value-type="float">
            <text:p><text:s/>1,4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00330.34" calcext:value-type="float">
            <text:p><text:s/>200,330 <text:s/></text:p>
          </table:table-cell>
          <table:table-cell table:style-name="ce42" office:value-type="float" office:value="243539.5389" calcext:value-type="float">
            <text:p><text:s/>243,540 <text:s/></text:p>
          </table:table-cell>
          <table:table-cell table:style-name="ce42" office:value-type="float" office:value="47611.8405" calcext:value-type="float">
            <text:p><text:s/>47,612 <text:s/></text:p>
          </table:table-cell>
          <table:table-cell table:style-name="ce42" office:value-type="float" office:value="18140.88" calcext:value-type="float">
            <text:p><text:s/>18,1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9251.32" calcext:value-type="float">
            <text:p><text:s/>29,251 <text:s/></text:p>
          </table:table-cell>
          <table:table-cell table:style-name="ce42" office:value-type="float" office:value="413893.6032" calcext:value-type="float">
            <text:p><text:s/>413,8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1958.39364827" calcext:value-type="float">
            <text:p><text:s/>2,301,9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8479.69631053" calcext:value-type="float">
            <text:p><text:s/>1,418,480 <text:s/></text:p>
          </table:table-cell>
          <table:table-cell table:style-name="ce42" office:value-type="float" office:value="48904.709949" calcext:value-type="float">
            <text:p><text:s/>48,9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6.746618" calcext:value-type="float">
            <text:p><text:s/>2,0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1.986618" calcext:value-type="float">
            <text:p><text:s/>1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56.19070933425" calcext:value-type="float">
            <text:p><text:s/>1,65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611.79070933425" calcext:value-type="float">
            <text:p><text:s/>1,61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33.56" calcext:value-type="float">
            <text:p><text:s/>134 <text:s/></text:p>
          </table:table-cell>
          <table:table-cell table:style-name="ce44" office:value-type="float" office:value="19524.9999" calcext:value-type="float">
            <text:p><text:s/>19,525 <text:s/></text:p>
          </table:table-cell>
          <table:table-cell table:style-name="ce44" office:value-type="float" office:value="14287.7574" calcext:value-type="float">
            <text:p><text:s/>14,28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54324.347572389" calcext:value-type="float">
            <text:p><text:s/>754,324 <text:s/></text:p>
          </table:table-cell>
          <table:table-cell table:style-name="ce44" office:value-type="float" office:value="316959.752657294" calcext:value-type="float">
            <text:p><text:s/>316,960 <text:s/></text:p>
          </table:table-cell>
          <table:table-cell table:style-name="ce44" office:value-type="float" office:value="45915.2892749371" calcext:value-type="float">
            <text:p><text:s/>45,915 <text:s/></text:p>
          </table:table-cell>
          <table:table-cell table:style-name="ce44" office:value-type="float" office:value="40534588.8526558" calcext:value-type="float">
            <text:p><text:s/>40,534,58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5.286726364501" calcext:value-type="float">
            <text:p><text:s/>145 <text:s/></text:p>
          </table:table-cell>
          <table:table-cell table:style-name="ce44" office:value-type="float" office:value="2528829.06704075" calcext:value-type="float">
            <text:p><text:s/>2,528,82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54324.347572389" calcext:value-type="float">
            <text:p><text:s/>754,324 <text:s/></text:p>
          </table:table-cell>
          <table:table-cell table:style-name="ce44" office:value-type="float" office:value="316959.752657294" calcext:value-type="float">
            <text:p><text:s/>316,960 <text:s/></text:p>
          </table:table-cell>
          <table:table-cell table:style-name="ce44" office:value-type="float" office:value="45915.2892749371" calcext:value-type="float">
            <text:p><text:s/>45,915 <text:s/></text:p>
          </table:table-cell>
          <table:table-cell table:style-name="ce44" office:value-type="float" office:value="18499734.6984335" calcext:value-type="float">
            <text:p><text:s/>18,499,73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5.286726364501" calcext:value-type="float">
            <text:p><text:s/>145 <text:s/></text:p>
          </table:table-cell>
          <table:table-cell table:style-name="ce44" office:value-type="float" office:value="1816384.55770775" calcext:value-type="float">
            <text:p><text:s/>1,816,3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54324.347572389" calcext:value-type="float">
            <text:p><text:s/>754,324 <text:s/></text:p>
          </table:table-cell>
          <table:table-cell table:style-name="ce42" office:value-type="float" office:value="316959.752657294" calcext:value-type="float">
            <text:p><text:s/>316,960 <text:s/></text:p>
          </table:table-cell>
          <table:table-cell table:style-name="ce42" office:value-type="float" office:value="45915.2892749371" calcext:value-type="float">
            <text:p><text:s/>45,915 <text:s/></text:p>
          </table:table-cell>
          <table:table-cell table:style-name="ce42" office:value-type="float" office:value="4220343.73102279" calcext:value-type="float">
            <text:p><text:s/>4,220,3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.286726364501" calcext:value-type="float">
            <text:p><text:s/>145 <text:s/></text:p>
          </table:table-cell>
          <table:table-cell table:style-name="ce42" office:value-type="float" office:value="458105.760297" calcext:value-type="float">
            <text:p><text:s/>458,1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470.08413" calcext:value-type="float">
            <text:p><text:s/>54,4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03.92413" calcext:value-type="float">
            <text:p><text:s/>2,3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1479.232099458" calcext:value-type="float">
            <text:p><text:s/>311,4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25.750077" calcext:value-type="float">
            <text:p><text:s/>7,5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7738.116870886" calcext:value-type="float">
            <text:p><text:s/>507,7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5.462625" calcext:value-type="float">
            <text:p><text:s/>1,0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17.691045" calcext:value-type="float">
            <text:p><text:s/>29,1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89.331045" calcext:value-type="float">
            <text:p><text:s/>2,1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03.366954" calcext:value-type="float">
            <text:p><text:s/>8,1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.086954" calcext:value-type="float">
            <text:p><text:s/>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002.353298669" calcext:value-type="float">
            <text:p><text:s/>210,0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14.42581" calcext:value-type="float">
            <text:p><text:s/>2,0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60.510836" calcext:value-type="float">
            <text:p><text:s/>5,5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63.950836" calcext:value-type="float">
            <text:p><text:s/>4,1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003.02" calcext:value-type="float">
            <text:p><text:s/>4,0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4315.95643977" calcext:value-type="float">
            <text:p><text:s/>1,464,3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.286726364501" calcext:value-type="float">
            <text:p><text:s/>145 <text:s/></text:p>
          </table:table-cell>
          <table:table-cell table:style-name="ce42" office:value-type="float" office:value="289214.852895" calcext:value-type="float">
            <text:p><text:s/>289,2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8788.97937524" calcext:value-type="float">
            <text:p><text:s/>1,058,7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630.892788" calcext:value-type="float">
            <text:p><text:s/>48,6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91564.456148522" calcext:value-type="float">
            <text:p>( 891,56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8630.892788" calcext:value-type="float">
            <text:p>( 48,63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66435.403226715" calcext:value-type="float">
            <text:p>( 166,43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89.12" calcext:value-type="float">
            <text:p>( 78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476.831247782" calcext:value-type="float">
            <text:p><text:s/>125,4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.286726364501" calcext:value-type="float">
            <text:p><text:s/>1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514.5457097472" calcext:value-type="float">
            <text:p><text:s/>30,5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003.02" calcext:value-type="float">
            <text:p><text:s/>4,003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49535.600107" calcext:value-type="float">
            <text:p><text:s/>249,53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0583.960107" calcext:value-type="float">
            <text:p><text:s/>240,5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531.314936" calcext:value-type="float">
            <text:p><text:s/>192,5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95.834936" calcext:value-type="float">
            <text:p><text:s/>2,5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129.080541" calcext:value-type="float">
            <text:p><text:s/>75,1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76.180541" calcext:value-type="float">
            <text:p><text:s/>2,27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9381.608572" calcext:value-type="float">
            <text:p><text:s/>89,38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277.288572" calcext:value-type="float">
            <text:p><text:s/>6,2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2687.357519" calcext:value-type="float">
            <text:p><text:s/>312,6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705.357519" calcext:value-type="float">
            <text:p><text:s/>12,7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280.44" calcext:value-type="float">
            <text:p><text:s/>54,2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406.917519" calcext:value-type="float">
            <text:p><text:s/>258,4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705.357519" calcext:value-type="float">
            <text:p><text:s/>12,7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156.918102" calcext:value-type="float">
            <text:p>( 6,15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927.478102" calcext:value-type="float">
            <text:p>( 5,927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5521.030368" calcext:value-type="float">
            <text:p>( 5,52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659.790368" calcext:value-type="float">
            <text:p>( 1,66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50321.327572389" calcext:value-type="float">
            <text:p><text:s/>750,321 <text:s/></text:p>
          </table:table-cell>
          <table:table-cell table:style-name="ce42" office:value-type="float" office:value="316959.752657294" calcext:value-type="float">
            <text:p><text:s/>316,960 <text:s/></text:p>
          </table:table-cell>
          <table:table-cell table:style-name="ce42" office:value-type="float" office:value="45915.2892749371" calcext:value-type="float">
            <text:p><text:s/>45,915 <text:s/></text:p>
          </table:table-cell>
          <table:table-cell table:style-name="ce42" office:value-type="float" office:value="489670.340697" calcext:value-type="float">
            <text:p><text:s/>489,6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85.816697" calcext:value-type="float">
            <text:p><text:s/>17,5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50321.327572389" calcext:value-type="float">
            <text:p><text:s/>750,321 <text:s/></text:p>
          </table:table-cell>
          <table:table-cell table:style-name="ce42" office:value-type="float" office:value="316959.752657294" calcext:value-type="float">
            <text:p><text:s/>316,960 <text:s/></text:p>
          </table:table-cell>
          <table:table-cell table:style-name="ce42" office:value-type="float" office:value="45915.2892749371" calcext:value-type="float">
            <text:p><text:s/>45,915 <text:s/></text:p>
          </table:table-cell>
          <table:table-cell table:style-name="ce42" office:value-type="float" office:value="420240.497316" calcext:value-type="float">
            <text:p><text:s/>420,2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29.413316" calcext:value-type="float">
            <text:p><text:s/>10,6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429.843381" calcext:value-type="float">
            <text:p><text:s/>69,4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56.403381" calcext:value-type="float">
            <text:p><text:s/>6,9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431.20078" calcext:value-type="float">
            <text:p>( 8,43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173.60078" calcext:value-type="float">
            <text:p>( 4,17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611.003332" calcext:value-type="float">
            <text:p><text:s/>83,6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57.043332" calcext:value-type="float">
            <text:p><text:s/>5,45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1482.363458" calcext:value-type="float">
            <text:p><text:s/>11,48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19.723458" calcext:value-type="float">
            <text:p><text:s/>2,4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370.082304" calcext:value-type="float">
            <text:p><text:s/>111,3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49.382304" calcext:value-type="float">
            <text:p><text:s/>3,0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482.393707" calcext:value-type="float">
            <text:p><text:s/>36,4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07.823707" calcext:value-type="float">
            <text:p><text:s/>5,6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980.254389" calcext:value-type="float">
            <text:p><text:s/>105,9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219.714389" calcext:value-type="float">
            <text:p><text:s/>91,2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6.5880000084" calcext:value-type="float">
            <text:p><text:s/>8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770.96047" calcext:value-type="float">
            <text:p><text:s/>78,7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9.81047" calcext:value-type="float">
            <text:p><text:s/>35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1583.071424" calcext:value-type="float">
            <text:p><text:s/>41,58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98089.7866275" calcext:value-type="float">
            <text:p><text:s/>11,698,0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341.7771675" calcext:value-type="float">
            <text:p><text:s/>88,3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123.2" calcext:value-type="float">
            <text:p><text:s/>77,1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23075.9466275" calcext:value-type="float">
            <text:p><text:s/>11,323,0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341.7771675" calcext:value-type="float">
            <text:p><text:s/>88,3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70.8" calcext:value-type="float">
            <text:p><text:s/>26,7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119.84" calcext:value-type="float">
            <text:p><text:s/>271,1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0821.445344" calcext:value-type="float">
            <text:p><text:s/>360,8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.77480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136.605344" calcext:value-type="float">
            <text:p><text:s/>60,1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.77480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0684.84" calcext:value-type="float">
            <text:p><text:s/>300,68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4451.14731022" calcext:value-type="float">
            <text:p><text:s/>1,034,4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874.6573102164" calcext:value-type="float">
            <text:p><text:s/>83,8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6936.294113216" calcext:value-type="float">
            <text:p><text:s/>516,9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779.3641132164" calcext:value-type="float">
            <text:p><text:s/>83,7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78.72" calcext:value-type="float">
            <text:p><text:s/>6,9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63.16" calcext:value-type="float">
            <text:p><text:s/>12,2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55.82" calcext:value-type="float">
            <text:p><text:s/>9,4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10.173645" calcext:value-type="float">
            <text:p><text:s/>6,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.093645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8244.76" calcext:value-type="float">
            <text:p><text:s/>348,2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3662.219552" calcext:value-type="float">
            <text:p><text:s/>133,66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7.199552" calcext:value-type="float">
            <text:p><text:s/>7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86028.58812903" calcext:value-type="float">
            <text:p><text:s/>1,186,02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86028.58812903" calcext:value-type="float">
            <text:p><text:s/>1,186,0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34854.1542222" calcext:value-type="float">
            <text:p><text:s/>22,034,8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2444.509333" calcext:value-type="float">
            <text:p><text:s/>712,4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34854.1542222" calcext:value-type="float">
            <text:p><text:s/>22,034,8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2444.509333" calcext:value-type="float">
            <text:p><text:s/>712,4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459049.749333" calcext:value-type="float">
            <text:p>( 18,459,05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12444.509333" calcext:value-type="float">
            <text:p>( 712,44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3109.095436" calcext:value-type="float">
            <text:p><text:s/>303,109 <text:s/></text:p>
          </table:table-cell>
          <table:table-cell table:style-name="ce42" office:value-type="float" office:value="428836.585009" calcext:value-type="float">
            <text:p><text:s/>428,837 <text:s/></text:p>
          </table:table-cell>
          <table:table-cell table:style-name="ce42" office:value-type="float" office:value="2625.160096" calcext:value-type="float">
            <text:p><text:s/>2,625 <text:s/></text:p>
          </table:table-cell>
          <table:table-cell table:style-name="ce42" office:value-type="float" office:value="11099462.325563" calcext:value-type="float">
            <text:p><text:s/>11,099,4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573.617642" calcext:value-type="float">
            <text:p><text:s/>83,5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54656.848" calcext:value-type="float">
            <text:p><text:s/>8,254,6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47.780754" calcext:value-type="float">
            <text:p><text:s/>21,3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3109.095436" calcext:value-type="float">
            <text:p><text:s/>303,109 <text:s/></text:p>
          </table:table-cell>
          <table:table-cell table:style-name="ce42" office:value-type="float" office:value="428836.585009" calcext:value-type="float">
            <text:p><text:s/>428,837 <text:s/></text:p>
          </table:table-cell>
          <table:table-cell table:style-name="ce42" office:value-type="float" office:value="2625.160096" calcext:value-type="float">
            <text:p><text:s/>2,625 <text:s/></text:p>
          </table:table-cell>
          <table:table-cell table:style-name="ce42" office:value-type="float" office:value="2823457.696809" calcext:value-type="float">
            <text:p><text:s/>2,823,4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573.617642" calcext:value-type="float">
            <text:p><text:s/>83,5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7178.578842" calcext:value-type="float">
            <text:p><text:s/>2,047,1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47178.578842" calcext:value-type="float">
            <text:p><text:s/>2,047,1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16052.66" calcext:value-type="float">
            <text:p><text:s/>13,016,0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58649.86" calcext:value-type="float">
            <text:p><text:s/>3,858,65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1881.6" calcext:value-type="float">
            <text:p><text:s/>1,541,8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979140" calcext:value-type="float">
            <text:p><text:s/>1,979,1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836.14" calcext:value-type="float">
            <text:p><text:s/>137,836 <text:s/></text:p>
          </table:table-cell>
          <table:table-cell table:number-columns-repeated="2" table:style-name="ce42" office:value-type="float" office:value="69019.08" calcext:value-type="float">
            <text:p><text:s/>69,0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08" calcext:value-type="float">
            <text:p><text:s/>9,708 <text:s/></text:p>
          </table:table-cell>
          <table:table-cell table:style-name="ce42" office:value-type="float" office:value="-315.35" calcext:value-type="float">
            <text:p><text:s/>-31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878216.52" calcext:value-type="float">
            <text:p><text:s/>12,878,217 <text:s/></text:p>
          </table:table-cell>
          <table:table-cell table:number-columns-repeated="2" table:style-name="ce43" office:value-type="float" office:value="-3927668.94" calcext:value-type="float">
            <text:p><text:s/>-3,927,66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530729.6" calcext:value-type="float">
            <text:p><text:s/>-3,530,730 <text:s/></text:p>
          </table:table-cell>
          <table:table-cell table:style-name="ce43" office:value-type="float" office:value="315.35" calcext:value-type="float">
            <text:p><text:s/>3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70396.08" calcext:value-type="float">
            <text:p><text:s/>3,670,396 <text:s/></text:p>
          </table:table-cell>
          <table:table-cell table:number-columns-repeated="2" table:style-name="ce42" office:value-type="float" office:value="77099.88" calcext:value-type="float">
            <text:p><text:s/>77,1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213.6" calcext:value-type="float">
            <text:p><text:s/>83,214 <text:s/></text:p>
          </table:table-cell>
          <table:table-cell table:style-name="ce42" office:value-type="float" office:value="2677.5" calcext:value-type="float">
            <text:p><text:s/>2,67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.12" calcext:value-type="float">
            <text:p><text:s/>-3 <text:s/></text:p>
          </table:table-cell>
          <table:table-cell table:number-columns-repeated="2" table:style-name="ce43" office:value-type="float" office:value="-38183.262" calcext:value-type="float">
            <text:p><text:s/>-38,18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5969.6" calcext:value-type="float">
            <text:p><text:s/>-5,970 <text:s/></text:p>
          </table:table-cell>
          <table:table-cell table:style-name="ce43" office:value-type="float" office:value="-8900.35" calcext:value-type="float">
            <text:p><text:s/>-8,9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38781.68" calcext:value-type="float">
            <text:p><text:s/>8,538,782 <text:s/></text:p>
          </table:table-cell>
          <table:table-cell table:number-columns-repeated="2" table:style-name="ce42" office:value-type="float" office:value="11598532.218" calcext:value-type="float">
            <text:p><text:s/>11,598,5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6209.6" calcext:value-type="float">
            <text:p><text:s/>3,826,2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38781.68" calcext:value-type="float">
            <text:p><text:s/>8,538,782 <text:s/></text:p>
          </table:table-cell>
          <table:table-cell table:number-columns-repeated="2" table:style-name="ce42" office:value-type="float" office:value="7340052.0024" calcext:value-type="float">
            <text:p><text:s/>7,340,05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6209.6" calcext:value-type="float">
            <text:p><text:s/>3,826,2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258480.2156" calcext:value-type="float">
            <text:p><text:s/>4,258,48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33.7" calcext:value-type="float">
            <text:p><text:s/>3,8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.8" calcext:value-type="float">
            <text:p><text:s/>5 <text:s/></text:p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16.46" calcext:value-type="float">
            <text:p><text:s/>1,9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.8" calcext:value-type="float">
            <text:p><text:s/>5 <text:s/></text:p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04.76" calcext:value-type="float">
            <text:p><text:s/>1,9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2.48" calcext:value-type="float">
            <text:p><text:s/>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746605.24" calcext:value-type="float">
            <text:p><text:s/>17,746,605 <text:s/></text:p>
          </table:table-cell>
          <table:table-cell table:number-columns-repeated="2" table:style-name="ce44" office:value-type="float" office:value="7628112.96" calcext:value-type="float">
            <text:p><text:s/>7,628,11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8231.2" calcext:value-type="float">
            <text:p><text:s/>218,231 <text:s/></text:p>
          </table:table-cell>
          <table:table-cell table:style-name="ce44" office:value-type="float" office:value="6535.65" calcext:value-type="float">
            <text:p><text:s/>6,53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628112.96" calcext:value-type="float">
            <text:p><text:s/>7,628,11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8231.2" calcext:value-type="float">
            <text:p><text:s/>218,231 <text:s/></text:p>
          </table:table-cell>
          <table:table-cell table:style-name="ce44" office:value-type="float" office:value="6535.65" calcext:value-type="float">
            <text:p><text:s/>6,5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608.94" calcext:value-type="float">
            <text:p><text:s/>6,6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1.2" calcext:value-type="float">
            <text:p><text:s/>1,251 <text:s/></text:p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.96" calcext:value-type="float">
            <text:p><text:s/>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4.34" calcext:value-type="float">
            <text:p><text:s/>7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7.56" calcext:value-type="float">
            <text:p><text:s/>1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.8" calcext:value-type="float">
            <text:p><text:s/>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5.46" calcext:value-type="float">
            <text:p>( 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46" office:value-type="float" office:value="4.8" calcext:value-type="float">
            <text:p><text:s/>5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1.76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2.4" calcext:value-type="float">
            <text:p><text:s/>1,2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4.04" calcext:value-type="float">
            <text:p><text:s/>1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.12" calcext:value-type="float">
            <text:p><text:s/>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.32" calcext:value-type="float">
            <text:p><text:s/>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7.8" calcext:value-type="float">
            <text:p>( 8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5.5" calcext:value-type="float">
            <text:p><text:s/>1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4.94" calcext:value-type="float">
            <text:p><text:s/>1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.56" calcext:value-type="float">
            <text:p><text:s/>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.06" calcext:value-type="float">
            <text:p><text:s/>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1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04.52" calcext:value-type="float">
            <text:p><text:s/>10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9.22" calcext:value-type="float">
            <text:p><text:s/>3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97.36" calcext:value-type="float">
            <text:p><text:s/>3,5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60.82" calcext:value-type="float">
            <text:p><text:s/>5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2.26" calcext:value-type="float">
            <text:p><text:s/>4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3.36" calcext:value-type="float">
            <text:p><text:s/>2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76355.64426" calcext:value-type="float">
            <text:p><text:s/>7,576,3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123.2" calcext:value-type="float">
            <text:p><text:s/>77,1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77123.2" calcext:value-type="float">
            <text:p><text:s/>77,1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76355.64426" calcext:value-type="float">
            <text:p><text:s/>7,576,3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26.65574" calcext:value-type="float">
            <text:p><text:s/>7,0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26.65574" calcext:value-type="float">
            <text:p><text:s/>7,0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121.72" calcext:value-type="float">
            <text:p><text:s/>38,1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856.8" calcext:value-type="float">
            <text:p><text:s/>139,857 <text:s/></text:p>
          </table:table-cell>
          <table:table-cell table:style-name="ce42" office:value-type="float" office:value="6522.05" calcext:value-type="float">
            <text:p><text:s/>6,5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621.85" calcext:value-type="float">
            <text:p><text:s/>3,6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66.62" calcext:value-type="float">
            <text:p><text:s/>7,6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55.12" calcext:value-type="float">
            <text:p><text:s/>2,6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476.36" calcext:value-type="float">
            <text:p><text:s/>25,4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856.8" calcext:value-type="float">
            <text:p><text:s/>139,857 <text:s/></text:p>
          </table:table-cell>
          <table:table-cell table:style-name="ce42" office:value-type="float" office:value="2125" calcext:value-type="float">
            <text:p><text:s/>2,12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323.62" calcext:value-type="float">
            <text:p><text:s/>2,32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75.2" calcext:value-type="float">
            <text:p><text:s/>77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46605.24" calcext:value-type="float">
            <text:p><text:s/>17,746,6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46605.24" calcext:value-type="float">
            <text:p><text:s/>17,746,6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746605.24" calcext:value-type="float">
            <text:p>( 17,746,60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00880" calcext:value-type="float">
            <text:p><text:s/>2,300,8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2271.36" calcext:value-type="float">
            <text:p><text:s/>272,271 <text:s/></text:p>
          </table:table-cell>
          <table:table-cell table:style-name="ce42" office:value-type="float" office:value="15311" calcext:value-type="float">
            <text:p><text:s/>15,311 <text:s/></text:p>
          </table:table-cell>
          <table:table-cell table:style-name="ce42" office:value-type="float" office:value="1253738.12918485" calcext:value-type="float">
            <text:p><text:s/>1,253,738 <text:s/></text:p>
          </table:table-cell>
          <table:table-cell table:style-name="ce42" office:value-type="float" office:value="51128.1" calcext:value-type="float">
            <text:p><text:s/>51,128 <text:s/></text:p>
          </table:table-cell>
          <table:table-cell table:style-name="ce42" office:value-type="float" office:value="39825.76" calcext:value-type="float">
            <text:p><text:s/>39,826 <text:s/></text:p>
          </table:table-cell>
          <table:table-cell table:style-name="ce42" office:value-type="float" office:value="294356.7" calcext:value-type="float">
            <text:p><text:s/>294,3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638397.88" calcext:value-type="float">
            <text:p><text:s/>8,638,398 <text:s/></text:p>
          </table:table-cell>
          <table:table-cell table:style-name="ce42" office:value-type="float" office:value="729434.88" calcext:value-type="float">
            <text:p><text:s/>729,435 <text:s/></text:p>
          </table:table-cell>
          <table:table-cell table:style-name="ce42" office:value-type="float" office:value="153.9" calcext:value-type="float">
            <text:p><text:s/>154 <text:s/></text:p>
          </table:table-cell>
          <table:table-cell table:style-name="ce42" office:value-type="float" office:value="569648.64" calcext:value-type="float">
            <text:p><text:s/>569,649 <text:s/></text:p>
          </table:table-cell>
          <table:table-cell table:style-name="ce42" office:value-type="float" office:value="341348" calcext:value-type="float">
            <text:p><text:s/>341,348 <text:s/></text:p>
          </table:table-cell>
          <table:table-cell table:style-name="ce42" office:value-type="float" office:value="61905.968295615" calcext:value-type="float">
            <text:p><text:s/>61,906 <text:s/></text:p>
          </table:table-cell>
          <table:table-cell table:style-name="ce42" office:value-type="float" office:value="30046.5" calcext:value-type="float">
            <text:p><text:s/>30,047 <text:s/></text:p>
          </table:table-cell>
          <table:table-cell table:style-name="ce42" office:value-type="float" office:value="216793.24" calcext:value-type="float">
            <text:p><text:s/>216,793 <text:s/></text:p>
          </table:table-cell>
          <table:table-cell table:style-name="ce42" office:value-type="float" office:value="84845.7" calcext:value-type="float">
            <text:p><text:s/>84,8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48953.84" calcext:value-type="float">
            <text:p><text:s/>148,954 <text:s/></text:p>
          </table:table-cell>
          <table:table-cell table:style-name="ce42" office:value-type="float" office:value="1629768.96" calcext:value-type="float">
            <text:p><text:s/>1,629,769 <text:s/></text:p>
          </table:table-cell>
          <table:table-cell table:style-name="ce42" office:value-type="float" office:value="1444.5" calcext:value-type="float">
            <text:p><text:s/>1,445 <text:s/></text:p>
          </table:table-cell>
          <table:table-cell table:style-name="ce42" office:value-type="float" office:value="129.6" calcext:value-type="float">
            <text:p><text:s/>1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15271.97024" calcext:value-type="float">
            <text:p><text:s/>-115,272 <text:s/></text:p>
          </table:table-cell>
          <table:table-cell table:style-name="ce42" office:value-type="float" office:value="54705.752064" calcext:value-type="float">
            <text:p><text:s/>54,706 <text:s/></text:p>
          </table:table-cell>
          <table:table-cell table:style-name="ce42" office:value-type="float" office:value="-405" calcext:value-type="float">
            <text:p><text:s/>-405 <text:s/></text:p>
          </table:table-cell>
          <table:table-cell table:style-name="ce42" office:value-type="float" office:value="361.92" calcext:value-type="float">
            <text:p><text:s/>362 <text:s/></text:p>
          </table:table-cell>
          <table:table-cell table:style-name="ce42" office:value-type="float" office:value="-13047" calcext:value-type="float">
            <text:p><text:s/>-13,047 <text:s/></text:p>
          </table:table-cell>
          <table:table-cell table:style-name="ce42" office:value-type="float" office:value="-3039.46000000004" calcext:value-type="float">
            <text:p><text:s/>-3,0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61583.64" calcext:value-type="float">
            <text:p><text:s/>-61,584 <text:s/></text:p>
          </table:table-cell>
          <table:table-cell table:style-name="ce42" office:value-type="float" office:value="-202128.3" calcext:value-type="float">
            <text:p><text:s/>-202,12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8672079.74976" calcext:value-type="float">
            <text:p><text:s/>-8,672,080 <text:s/></text:p>
          </table:table-cell>
          <table:table-cell table:style-name="ce43" office:value-type="float" office:value="-113029.592064" calcext:value-type="float">
            <text:p><text:s/>-113,030 <text:s/></text:p>
          </table:table-cell>
          <table:table-cell table:style-name="ce43" office:value-type="float" office:value="-1193.4" calcext:value-type="float">
            <text:p><text:s/>-1,193 <text:s/></text:p>
          </table:table-cell>
          <table:table-cell table:style-name="ce43" office:value-type="float" office:value="-297868.8" calcext:value-type="float">
            <text:p><text:s/>-297,869 <text:s/></text:p>
          </table:table-cell>
          <table:table-cell table:style-name="ce43" office:value-type="float" office:value="-312990" calcext:value-type="float">
            <text:p><text:s/>-312,990 <text:s/></text:p>
          </table:table-cell>
          <table:table-cell table:style-name="ce43" office:value-type="float" office:value="1194871.62088923" calcext:value-type="float">
            <text:p><text:s/>1,194,872 <text:s/></text:p>
          </table:table-cell>
          <table:table-cell table:style-name="ce43" office:value-type="float" office:value="21081.6" calcext:value-type="float">
            <text:p><text:s/>21,082 <text:s/></text:p>
          </table:table-cell>
          <table:table-cell table:style-name="ce43" office:value-type="float" office:value="-115383.84" calcext:value-type="float">
            <text:p><text:s/>-115,384 <text:s/></text:p>
          </table:table-cell>
          <table:table-cell table:style-name="ce43" office:value-type="float" office:value="411639.3" calcext:value-type="float">
            <text:p><text:s/>411,6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20697.4" calcext:value-type="float">
            <text:p><text:s/>220,697 <text:s/></text:p>
          </table:table-cell>
          <table:table-cell table:style-name="ce42" office:value-type="float" office:value="1769592" calcext:value-type="float">
            <text:p><text:s/>1,769,592 <text:s/></text:p>
          </table:table-cell>
          <table:table-cell table:style-name="ce42" office:value-type="float" office:value="621.9" calcext:value-type="float">
            <text:p><text:s/>622 <text:s/></text:p>
          </table:table-cell>
          <table:table-cell table:style-name="ce42" office:value-type="float" office:value="25807.68" calcext:value-type="float">
            <text:p><text:s/>25,8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8.41" calcext:value-type="float">
            <text:p><text:s/>1,0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1340.5" calcext:value-type="float">
            <text:p><text:s/>321,3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95115.33864" calcext:value-type="float">
            <text:p><text:s/>-95,115 <text:s/></text:p>
          </table:table-cell>
          <table:table-cell table:style-name="ce43" office:value-type="float" office:value="175963.090512" calcext:value-type="float">
            <text:p><text:s/>175,96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7268.4927150448" calcext:value-type="float">
            <text:p><text:s/>57,268 <text:s/></text:p>
          </table:table-cell>
          <table:table-cell table:style-name="ce42" office:value-type="float" office:value="2108571.31659157" calcext:value-type="float">
            <text:p><text:s/>2,108,5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3420.884710814" calcext:value-type="float">
            <text:p><text:s/>493,421 <text:s/></text:p>
          </table:table-cell>
          <table:table-cell table:style-name="ce42" office:value-type="float" office:value="1315.5680183988" calcext:value-type="float">
            <text:p><text:s/>1,3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6522.76" calcext:value-type="float">
            <text:p><text:s/>56,523 <text:s/></text:p>
          </table:table-cell>
          <table:table-cell table:style-name="ce42" office:value-type="float" office:value="1904759.04" calcext:value-type="float">
            <text:p><text:s/>1,904,7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75.36" calcext:value-type="float">
            <text:p><text:s/>7,5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45.7327150448" calcext:value-type="float">
            <text:p><text:s/>746 <text:s/></text:p>
          </table:table-cell>
          <table:table-cell table:style-name="ce43" office:value-type="float" office:value="196236.916591574" calcext:value-type="float">
            <text:p><text:s/>196,23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93420.884710814" calcext:value-type="float">
            <text:p><text:s/>493,421 <text:s/></text:p>
          </table:table-cell>
          <table:table-cell table:style-name="ce43" office:value-type="float" office:value="1315.5680183988" calcext:value-type="float">
            <text:p><text:s/>1,3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3463252.81112" calcext:value-type="float">
            <text:p><text:s/>13,463,253 <text:s/></text:p>
          </table:table-cell>
          <table:table-cell table:style-name="ce42" office:value-type="float" office:value="8803044.906" calcext:value-type="float">
            <text:p><text:s/>8,803,045 <text:s/></text:p>
          </table:table-cell>
          <table:table-cell table:style-name="ce42" office:value-type="float" office:value="7406.1" calcext:value-type="float">
            <text:p><text:s/>7,406 <text:s/></text:p>
          </table:table-cell>
          <table:table-cell table:style-name="ce42" office:value-type="float" office:value="701608.32" calcext:value-type="float">
            <text:p><text:s/>701,608 <text:s/></text:p>
          </table:table-cell>
          <table:table-cell table:style-name="ce42" office:value-type="float" office:value="721901" calcext:value-type="float">
            <text:p><text:s/>721,901 <text:s/></text:p>
          </table:table-cell>
          <table:table-cell table:style-name="ce42" office:value-type="float" office:value="88574.28" calcext:value-type="float">
            <text:p><text:s/>88,5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9076.64" calcext:value-type="float">
            <text:p><text:s/>1,069,077 <text:s/></text:p>
          </table:table-cell>
          <table:table-cell table:style-name="ce42" office:value-type="float" office:value="1368958.174" calcext:value-type="float">
            <text:p><text:s/>1,368,9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325424.36792" calcext:value-type="float">
            <text:p><text:s/>13,325,424 <text:s/></text:p>
          </table:table-cell>
          <table:table-cell table:style-name="ce42" office:value-type="float" office:value="8803044.906" calcext:value-type="float">
            <text:p><text:s/>8,803,045 <text:s/></text:p>
          </table:table-cell>
          <table:table-cell table:style-name="ce42" office:value-type="float" office:value="7406.1" calcext:value-type="float">
            <text:p><text:s/>7,406 <text:s/></text:p>
          </table:table-cell>
          <table:table-cell table:style-name="ce42" office:value-type="float" office:value="701608.32" calcext:value-type="float">
            <text:p><text:s/>701,608 <text:s/></text:p>
          </table:table-cell>
          <table:table-cell table:style-name="ce42" office:value-type="float" office:value="721901" calcext:value-type="float">
            <text:p><text:s/>721,901 <text:s/></text:p>
          </table:table-cell>
          <table:table-cell table:style-name="ce42" office:value-type="float" office:value="88574.28" calcext:value-type="float">
            <text:p><text:s/>88,5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9076.64" calcext:value-type="float">
            <text:p><text:s/>1,069,077 <text:s/></text:p>
          </table:table-cell>
          <table:table-cell table:style-name="ce42" office:value-type="float" office:value="1216972.7356" calcext:value-type="float">
            <text:p><text:s/>1,216,97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37828.4432" calcext:value-type="float">
            <text:p><text:s/>137,82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51985.4384" calcext:value-type="float">
            <text:p><text:s/>151,9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9110.2" calcext:value-type="float">
            <text:p><text:s/>29,110 <text:s/></text:p>
          </table:table-cell>
          <table:table-cell table:style-name="ce42" office:value-type="float" office:value="398025.970117958" calcext:value-type="float">
            <text:p><text:s/>398,0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1709.775289186" calcext:value-type="float">
            <text:p><text:s/>421,710 <text:s/></text:p>
          </table:table-cell>
          <table:table-cell table:style-name="ce42" office:value-type="float" office:value="3392.0719816012" calcext:value-type="float">
            <text:p><text:s/>3,3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5.04" calcext:value-type="float">
            <text:p><text:s/>1,4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76.4" calcext:value-type="float">
            <text:p><text:s/>176 <text:s/></text:p>
          </table:table-cell>
          <table:table-cell table:style-name="ce42" office:value-type="float" office:value="17964.48" calcext:value-type="float">
            <text:p><text:s/>17,9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8901.88" calcext:value-type="float">
            <text:p><text:s/>28,902 <text:s/></text:p>
          </table:table-cell>
          <table:table-cell table:style-name="ce42" office:value-type="float" office:value="378646.450117958" calcext:value-type="float">
            <text:p><text:s/>378,6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1709.775289186" calcext:value-type="float">
            <text:p><text:s/>421,710 <text:s/></text:p>
          </table:table-cell>
          <table:table-cell table:style-name="ce42" office:value-type="float" office:value="3392.0719816012" calcext:value-type="float">
            <text:p><text:s/>3,3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1.92" calcext:value-type="float">
            <text:p><text:s/>3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579212.30728496" calcext:value-type="float">
            <text:p><text:s/>4,579,212 <text:s/></text:p>
          </table:table-cell>
          <table:table-cell table:style-name="ce44" office:value-type="float" office:value="4237862.93671447" calcext:value-type="float">
            <text:p><text:s/>4,237,863 <text:s/></text:p>
          </table:table-cell>
          <table:table-cell table:style-name="ce44" office:value-type="float" office:value="5590.8" calcext:value-type="float">
            <text:p><text:s/>5,591 <text:s/></text:p>
          </table:table-cell>
          <table:table-cell table:style-name="ce44" office:value-type="float" office:value="377931.84" calcext:value-type="float">
            <text:p><text:s/>377,932 <text:s/></text:p>
          </table:table-cell>
          <table:table-cell table:style-name="ce44" office:value-type="float" office:value="408911" calcext:value-type="float">
            <text:p><text:s/>408,911 <text:s/></text:p>
          </table:table-cell>
          <table:table-cell table:style-name="ce44" office:value-type="float" office:value="1282427.49088923" calcext:value-type="float">
            <text:p><text:s/>1,282,427 <text:s/></text:p>
          </table:table-cell>
          <table:table-cell table:style-name="ce44" office:value-type="float" office:value="21081.6" calcext:value-type="float">
            <text:p><text:s/>21,082 <text:s/></text:p>
          </table:table-cell>
          <table:table-cell table:style-name="ce44" office:value-type="float" office:value="38562.14" calcext:value-type="float">
            <text:p><text:s/>38,562 <text:s/></text:p>
          </table:table-cell>
          <table:table-cell table:style-name="ce44" office:value-type="float" office:value="1454549.334" calcext:value-type="float">
            <text:p><text:s/>1,454,54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579212.30728496" calcext:value-type="float">
            <text:p><text:s/>4,579,212 <text:s/></text:p>
          </table:table-cell>
          <table:table-cell table:style-name="ce44" office:value-type="float" office:value="4237862.93671447" calcext:value-type="float">
            <text:p><text:s/>4,237,86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3249.8" calcext:value-type="float">
            <text:p><text:s/>13,2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29085.507284955" calcext:value-type="float">
            <text:p><text:s/>129,086 <text:s/></text:p>
          </table:table-cell>
          <table:table-cell table:style-name="ce42" office:value-type="float" office:value="3611885.33671447" calcext:value-type="float">
            <text:p><text:s/>3,611,8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49.8" calcext:value-type="float">
            <text:p><text:s/>13,2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6674.64" calcext:value-type="float">
            <text:p><text:s/>6,675 <text:s/></text:p>
          </table:table-cell>
          <table:table-cell table:style-name="ce42" office:value-type="float" office:value="45466.56" calcext:value-type="float">
            <text:p><text:s/>45,4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340.68" calcext:value-type="float">
            <text:p><text:s/>3,341 <text:s/></text:p>
          </table:table-cell>
          <table:table-cell table:style-name="ce42" office:value-type="float" office:value="299908.462022458" calcext:value-type="float">
            <text:p><text:s/>299,9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33.4460977868" calcext:value-type="float">
            <text:p><text:s/>433 <text:s/></text:p>
          </table:table-cell>
          <table:table-cell table:style-name="ce42" office:value-type="float" office:value="506243.748148099" calcext:value-type="float">
            <text:p><text:s/>506,2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7.8" calcext:value-type="float">
            <text:p><text:s/>38 <text:s/></text:p>
          </table:table-cell>
          <table:table-cell table:style-name="ce42" office:value-type="float" office:value="26890.56" calcext:value-type="float">
            <text:p><text:s/>26,8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09.28" calcext:value-type="float">
            <text:p><text:s/>8,0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40.08" calcext:value-type="float">
            <text:p><text:s/>640 <text:s/></text:p>
          </table:table-cell>
          <table:table-cell table:style-name="ce42" office:value-type="float" office:value="207190.287488669" calcext:value-type="float">
            <text:p><text:s/>207,1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7.84" calcext:value-type="float">
            <text:p><text:s/>148 <text:s/></text:p>
          </table:table-cell>
          <table:table-cell table:style-name="ce42" office:value-type="float" office:value="1239.36" calcext:value-type="float">
            <text:p><text:s/>1,2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6748.42918716" calcext:value-type="float">
            <text:p><text:s/>66,748 <text:s/></text:p>
          </table:table-cell>
          <table:table-cell table:style-name="ce42" office:value-type="float" office:value="1108173.12763124" calcext:value-type="float">
            <text:p><text:s/>1,108,1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6470.38918716" calcext:value-type="float">
            <text:p><text:s/>66,470 <text:s/></text:p>
          </table:table-cell>
          <table:table-cell table:style-name="ce42" office:value-type="float" office:value="943682.237400077" calcext:value-type="float">
            <text:p><text:s/>943,6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851.8" calcext:value-type="float">
            <text:p>( 2,852 <text:s/>)</text:p>
          </table:table-cell>
          <table:table-cell table:style-name="ce45" office:value-type="float" office:value="840076.303360522" calcext:value-type="float">
            <text:p>( 840,07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3618.58918716" calcext:value-type="float">
            <text:p>( 63,619 <text:s/>)</text:p>
          </table:table-cell>
          <table:table-cell table:style-name="ce45" office:value-type="float" office:value="102816.814039555" calcext:value-type="float">
            <text:p>( 102,81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89.12" calcext:value-type="float">
            <text:p>( 78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331.544521418" calcext:value-type="float">
            <text:p><text:s/>125,3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90.5457097472" calcext:value-type="float">
            <text:p><text:s/>30,4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78.04" calcext:value-type="float">
            <text:p><text:s/>278 <text:s/></text:p>
          </table:table-cell>
          <table:table-cell table:style-name="ce46" office:value-type="float" office:value="8668.8" calcext:value-type="float">
            <text:p><text:s/>8,66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028.2" calcext:value-type="float">
            <text:p><text:s/>3,028 <text:s/></text:p>
          </table:table-cell>
          <table:table-cell table:style-name="ce42" office:value-type="float" office:value="185613.12" calcext:value-type="float">
            <text:p><text:s/>185,6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.52" calcext:value-type="float">
            <text:p><text:s/>3 <text:s/></text:p>
          </table:table-cell>
          <table:table-cell table:style-name="ce42" office:value-type="float" office:value="72849.6" calcext:value-type="float">
            <text:p><text:s/>72,8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4.84" calcext:value-type="float">
            <text:p><text:s/>85 <text:s/></text:p>
          </table:table-cell>
          <table:table-cell table:style-name="ce46" office:value-type="float" office:value="83005.44" calcext:value-type="float">
            <text:p><text:s/>83,00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340.56" calcext:value-type="float">
            <text:p><text:s/>18,341 <text:s/></text:p>
          </table:table-cell>
          <table:table-cell table:style-name="ce42" office:value-type="float" office:value="281560.32" calcext:value-type="float">
            <text:p><text:s/>281,5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902.48" calcext:value-type="float">
            <text:p><text:s/>16,902 <text:s/></text:p>
          </table:table-cell>
          <table:table-cell table:style-name="ce42" office:value-type="float" office:value="37304.64" calcext:value-type="float">
            <text:p><text:s/>37,3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438.08" calcext:value-type="float">
            <text:p><text:s/>1,438 <text:s/></text:p>
          </table:table-cell>
          <table:table-cell table:style-name="ce42" office:value-type="float" office:value="244255.68" calcext:value-type="float">
            <text:p><text:s/>244,2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29.44" calcext:value-type="float">
            <text:p>( 22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3853.44" calcext:value-type="float">
            <text:p>( 3,853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431.88" calcext:value-type="float">
            <text:p><text:s/>6,432 <text:s/></text:p>
          </table:table-cell>
          <table:table-cell table:style-name="ce42" office:value-type="float" office:value="452227.344" calcext:value-type="float">
            <text:p><text:s/>452,2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49.8" calcext:value-type="float">
            <text:p><text:s/>13,25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258.84" calcext:value-type="float">
            <text:p><text:s/>6,259 <text:s/></text:p>
          </table:table-cell>
          <table:table-cell table:style-name="ce42" office:value-type="float" office:value="389967.504" calcext:value-type="float">
            <text:p><text:s/>389,9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49.8" calcext:value-type="float">
            <text:p><text:s/>13,25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73.04" calcext:value-type="float">
            <text:p><text:s/>173 <text:s/></text:p>
          </table:table-cell>
          <table:table-cell table:style-name="ce42" office:value-type="float" office:value="62259.84" calcext:value-type="float">
            <text:p><text:s/>62,2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257.6" calcext:value-type="float">
            <text:p>( 4,25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758.52" calcext:value-type="float">
            <text:p><text:s/>759 <text:s/></text:p>
          </table:table-cell>
          <table:table-cell table:style-name="ce42" office:value-type="float" office:value="77369.28" calcext:value-type="float">
            <text:p><text:s/>77,3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06.6" calcext:value-type="float">
            <text:p><text:s/>307 <text:s/></text:p>
          </table:table-cell>
          <table:table-cell table:style-name="ce46" office:value-type="float" office:value="8651.52" calcext:value-type="float">
            <text:p><text:s/>8,65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964.44" calcext:value-type="float">
            <text:p><text:s/>6,964 <text:s/></text:p>
          </table:table-cell>
          <table:table-cell table:style-name="ce42" office:value-type="float" office:value="100967.04" calcext:value-type="float">
            <text:p><text:s/>100,9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503.24" calcext:value-type="float">
            <text:p><text:s/>4,503 <text:s/></text:p>
          </table:table-cell>
          <table:table-cell table:style-name="ce42" office:value-type="float" office:value="22773.12" calcext:value-type="float">
            <text:p><text:s/>22,7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85.64" calcext:value-type="float">
            <text:p><text:s/>186 <text:s/></text:p>
          </table:table-cell>
          <table:table-cell table:style-name="ce42" office:value-type="float" office:value="14014.08" calcext:value-type="float">
            <text:p><text:s/>14,0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08.9520000084" calcext:value-type="float">
            <text:p><text:s/>309 <text:s/></text:p>
          </table:table-cell>
          <table:table-cell table:style-name="ce42" office:value-type="float" office:value="125.376" calcext:value-type="float">
            <text:p><text:s/>1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0147.2" calcext:value-type="float">
            <text:p><text:s/>10,147 <text:s/></text:p>
          </table:table-cell>
          <table:table-cell table:style-name="ce42" office:value-type="float" office:value="68024.64" calcext:value-type="float">
            <text:p><text:s/>68,0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1583.071424" calcext:value-type="float">
            <text:p><text:s/>41,58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778842.9252" calcext:value-type="float">
            <text:p><text:s/>3,778,843 <text:s/></text:p>
          </table:table-cell>
          <table:table-cell table:style-name="ce42" office:value-type="float" office:value="177426.24" calcext:value-type="float">
            <text:p><text:s/>177,4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658378.5252" calcext:value-type="float">
            <text:p><text:s/>3,658,37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6770.8" calcext:value-type="float">
            <text:p><text:s/>26,77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3693.6" calcext:value-type="float">
            <text:p><text:s/>93,694 <text:s/></text:p>
          </table:table-cell>
          <table:table-cell table:style-name="ce42" office:value-type="float" office:value="177426.24" calcext:value-type="float">
            <text:p><text:s/>177,4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33004.1148" calcext:value-type="float">
            <text:p><text:s/>333,004 <text:s/></text:p>
          </table:table-cell>
          <table:table-cell table:style-name="ce42" office:value-type="float" office:value="20755.2" calcext:value-type="float">
            <text:p><text:s/>20,7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9805.6748" calcext:value-type="float">
            <text:p><text:s/>49,806 <text:s/></text:p>
          </table:table-cell>
          <table:table-cell table:style-name="ce42" office:value-type="float" office:value="3268.8" calcext:value-type="float">
            <text:p><text:s/>3,2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283198.44" calcext:value-type="float">
            <text:p><text:s/>283,198 <text:s/></text:p>
          </table:table-cell>
          <table:table-cell table:style-name="ce43" office:value-type="float" office:value="17486.4" calcext:value-type="float">
            <text:p><text:s/>17,48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8279.76" calcext:value-type="float">
            <text:p><text:s/>338,280 <text:s/></text:p>
          </table:table-cell>
          <table:table-cell table:style-name="ce42" office:value-type="float" office:value="427796.16" calcext:value-type="float">
            <text:p><text:s/>427,7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6342.76" calcext:value-type="float">
            <text:p><text:s/>86,343 <text:s/></text:p>
          </table:table-cell>
          <table:table-cell table:style-name="ce42" office:value-type="float" office:value="343192.32" calcext:value-type="float">
            <text:p><text:s/>343,1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105.44" calcext:value-type="float">
            <text:p><text:s/>1,105 <text:s/></text:p>
          </table:table-cell>
          <table:table-cell table:style-name="ce42" office:value-type="float" office:value="5873.28" calcext:value-type="float">
            <text:p><text:s/>5,8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2014.52" calcext:value-type="float">
            <text:p><text:s/>12,015 <text:s/></text:p>
          </table:table-cell>
          <table:table-cell table:style-name="ce42" office:value-type="float" office:value="248.64" calcext:value-type="float">
            <text:p><text:s/>2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89.2" calcext:value-type="float">
            <text:p><text:s/>1,78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145.76" calcext:value-type="float">
            <text:p><text:s/>1,146 <text:s/></text:p>
          </table:table-cell>
          <table:table-cell table:style-name="ce42" office:value-type="float" office:value="3091.2" calcext:value-type="float">
            <text:p><text:s/>3,0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6363.88" calcext:value-type="float">
            <text:p><text:s/>176,364 <text:s/></text:p>
          </table:table-cell>
          <table:table-cell table:style-name="ce42" office:value-type="float" office:value="4422.72" calcext:value-type="float">
            <text:p><text:s/>4,4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9518.2" calcext:value-type="float">
            <text:p><text:s/>59,518 <text:s/></text:p>
          </table:table-cell>
          <table:table-cell table:style-name="ce43" office:value-type="float" office:value="70968" calcext:value-type="float">
            <text:p><text:s/>70,96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90.8" calcext:value-type="float">
            <text:p><text:s/>5,591 <text:s/></text:p>
          </table:table-cell>
          <table:table-cell table:style-name="ce42" office:value-type="float" office:value="377931.84" calcext:value-type="float">
            <text:p><text:s/>377,932 <text:s/></text:p>
          </table:table-cell>
          <table:table-cell table:style-name="ce42" office:value-type="float" office:value="408911" calcext:value-type="float">
            <text:p><text:s/>408,911 <text:s/></text:p>
          </table:table-cell>
          <table:table-cell table:style-name="ce42" office:value-type="float" office:value="1282427.49088923" calcext:value-type="float">
            <text:p><text:s/>1,282,427 <text:s/></text:p>
          </table:table-cell>
          <table:table-cell table:style-name="ce42" office:value-type="float" office:value="21081.6" calcext:value-type="float">
            <text:p><text:s/>21,082 <text:s/></text:p>
          </table:table-cell>
          <table:table-cell table:style-name="ce42" office:value-type="float" office:value="38562.14" calcext:value-type="float">
            <text:p><text:s/>38,562 <text:s/></text:p>
          </table:table-cell>
          <table:table-cell table:style-name="ce42" office:value-type="float" office:value="1441299.534" calcext:value-type="float">
            <text:p><text:s/>1,441,30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90.8" calcext:value-type="float">
            <text:p><text:s/>5,591 <text:s/></text:p>
          </table:table-cell>
          <table:table-cell table:style-name="ce42" office:value-type="float" office:value="377931.84" calcext:value-type="float">
            <text:p><text:s/>377,932 <text:s/></text:p>
          </table:table-cell>
          <table:table-cell table:style-name="ce42" office:value-type="float" office:value="408911" calcext:value-type="float">
            <text:p><text:s/>408,911 <text:s/></text:p>
          </table:table-cell>
          <table:table-cell table:style-name="ce42" office:value-type="float" office:value="1282427.49088923" calcext:value-type="float">
            <text:p><text:s/>1,282,427 <text:s/></text:p>
          </table:table-cell>
          <table:table-cell table:style-name="ce42" office:value-type="float" office:value="21081.6" calcext:value-type="float">
            <text:p><text:s/>21,082 <text:s/></text:p>
          </table:table-cell>
          <table:table-cell table:style-name="ce42" office:value-type="float" office:value="38562.14" calcext:value-type="float">
            <text:p><text:s/>38,562 <text:s/></text:p>
          </table:table-cell>
          <table:table-cell table:style-name="ce42" office:value-type="float" office:value="1441299.534" calcext:value-type="float">
            <text:p><text:s/>1,441,30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0099.117178552" calcext:value-type="float">
            <text:p><text:s/>240,099 <text:s/></text:p>
          </table:table-cell>
          <table:table-cell table:style-name="ce42" office:value-type="float" office:value="9146386.20395245" calcext:value-type="float">
            <text:p><text:s/>9,146,3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3757.477048" calcext:value-type="float">
            <text:p><text:s/>1,623,757 <text:s/></text:p>
          </table:table-cell>
          <table:table-cell table:style-name="ce42" office:value-type="float" office:value="5645.909742" calcext:value-type="float">
            <text:p><text:s/>5,646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7707.496741552" calcext:value-type="float">
            <text:p><text:s/>237,707 <text:s/></text:p>
          </table:table-cell>
          <table:table-cell table:style-name="ce42" office:value-type="float" office:value="8016949.35125845" calcext:value-type="float">
            <text:p><text:s/>8,016,9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47.780754" calcext:value-type="float">
            <text:p><text:s/>21,3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91.620437" calcext:value-type="float">
            <text:p><text:s/>2,392 <text:s/></text:p>
          </table:table-cell>
          <table:table-cell table:style-name="ce42" office:value-type="float" office:value="1108089.07194" calcext:value-type="float">
            <text:p><text:s/>1,108,0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3757.477048" calcext:value-type="float">
            <text:p><text:s/>1,623,757 <text:s/></text:p>
          </table:table-cell>
          <table:table-cell table:style-name="ce42" office:value-type="float" office:value="5645.909742" calcext:value-type="float">
            <text:p><text:s/>5,646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043.806563" calcext:value-type="float">
            <text:p><text:s/>135,0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2134.772279" calcext:value-type="float">
            <text:p><text:s/>1,912,135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5043.806563" calcext:value-type="float">
            <text:p><text:s/>135,04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912134.772279" calcext:value-type="float">
            <text:p><text:s/>1,912,135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36960" calcext:value-type="float">
            <text:p><text:s/>236,96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36084.034167" calcext:value-type="float">
            <text:p><text:s/>1,536,084 <text:s/></text:p>
          </table:table-cell>
          <table:table-cell table:style-name="ce41" office:value-type="float" office:value="257313.196867" calcext:value-type="float">
            <text:p><text:s/>257,313 <text:s/></text:p>
          </table:table-cell>
          <table:table-cell table:style-name="ce41" office:value-type="float" office:value="210745.5562" calcext:value-type="float">
            <text:p><text:s/>210,746 <text:s/></text:p>
          </table:table-cell>
          <table:table-cell table:style-name="ce41" office:value-type="float" office:value="36939.77112" calcext:value-type="float">
            <text:p><text:s/>36,940 <text:s/></text:p>
          </table:table-cell>
          <table:table-cell table:style-name="ce41" office:value-type="float" office:value="9627.869547" calcext:value-type="float">
            <text:p><text:s/>9,628 <text:s/></text:p>
          </table:table-cell>
          <table:table-cell table:style-name="ce41" office:value-type="float" office:value="1278770.8373" calcext:value-type="float">
            <text:p><text:s/>1,278,77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3073243.4562755" calcext:value-type="float">
            <text:p><text:s/>13,073,2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73243.4562755" calcext:value-type="float">
            <text:p><text:s/>13,073,243 <text:s/></text:p>
          </table:table-cell>
          <table:table-cell table:number-columns-repeated="2" table:style-name="ce42" office:value-type="float" office:value="113.36595" calcext:value-type="float">
            <text:p><text:s/>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.36595" calcext:value-type="float">
            <text:p><text:s/>1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54463.5194700499" calcext:value-type="float">
            <text:p><text:s/>54,464 <text:s/></text:p>
          </table:table-cell>
          <table:table-cell table:style-name="ce42" office:value-type="float" office:value="35559.9472" calcext:value-type="float">
            <text:p><text:s/>35,560 <text:s/></text:p>
          </table:table-cell>
          <table:table-cell table:style-name="ce42" office:value-type="float" office:value="18903.5722700498" calcext:value-type="float">
            <text:p><text:s/>18,904 <text:s/></text:p>
          </table:table-cell>
          <table:table-cell table:number-columns-repeated="2" table:style-name="ce42" office:value-type="float" office:value="2430.26826" calcext:value-type="float">
            <text:p><text:s/>2,4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0.26826" calcext:value-type="float">
            <text:p><text:s/>2,4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3255739.9368054" calcext:value-type="float">
            <text:p><text:s/>13,255,740 <text:s/></text:p>
          </table:table-cell>
          <table:table-cell table:style-name="ce43" office:value-type="float" office:value="201400.0528" calcext:value-type="float">
            <text:p><text:s/>201,400 <text:s/></text:p>
          </table:table-cell>
          <table:table-cell table:style-name="ce43" office:value-type="float" office:value="13054339.8840054" calcext:value-type="float">
            <text:p><text:s/>13,054,340 <text:s/></text:p>
          </table:table-cell>
          <table:table-cell table:style-name="ce43" office:value-type="float" office:value="1533767.131857" calcext:value-type="float">
            <text:p><text:s/>1,533,767 <text:s/></text:p>
          </table:table-cell>
          <table:table-cell table:style-name="ce43" office:value-type="float" office:value="254996.294557" calcext:value-type="float">
            <text:p><text:s/>254,996 <text:s/></text:p>
          </table:table-cell>
          <table:table-cell table:style-name="ce43" office:value-type="float" office:value="210745.5562" calcext:value-type="float">
            <text:p><text:s/>210,746 <text:s/></text:p>
          </table:table-cell>
          <table:table-cell table:style-name="ce43" office:value-type="float" office:value="34622.86881" calcext:value-type="float">
            <text:p><text:s/>34,623 <text:s/></text:p>
          </table:table-cell>
          <table:table-cell table:style-name="ce43" office:value-type="float" office:value="9627.869547" calcext:value-type="float">
            <text:p><text:s/>9,628 <text:s/></text:p>
          </table:table-cell>
          <table:table-cell table:style-name="ce43" office:value-type="float" office:value="1278770.8373" calcext:value-type="float">
            <text:p><text:s/>1,278,7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3938042.65913" calcext:value-type="float">
            <text:p><text:s/>13,938,0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38042.65913" calcext:value-type="float">
            <text:p><text:s/>13,938,043 <text:s/></text:p>
          </table:table-cell>
          <table:table-cell table:number-columns-repeated="2" table:style-name="ce42" office:value-type="float" office:value="34360.67862" calcext:value-type="float">
            <text:p><text:s/>34,3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360.67862" calcext:value-type="float">
            <text:p><text:s/>34,3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07600.816024604" calcext:value-type="float">
            <text:p><text:s/>-107,601 <text:s/></text:p>
          </table:table-cell>
          <table:table-cell table:style-name="ce43" office:value-type="float" office:value="-198.9008" calcext:value-type="float">
            <text:p><text:s/>-199 <text:s/></text:p>
          </table:table-cell>
          <table:table-cell table:style-name="ce43" office:value-type="float" office:value="-107401.915224604" calcext:value-type="float">
            <text:p><text:s/>-107,402 <text:s/></text:p>
          </table:table-cell>
          <table:table-cell table:style-name="ce43" office:value-type="float" office:value="126.099269999965" calcext:value-type="float">
            <text:p><text:s/>126 <text:s/></text:p>
          </table:table-cell>
          <table:table-cell table:style-name="ce43" office:value-type="float" office:value="126.099269999998" calcext:value-type="float">
            <text:p><text:s/>126 <text:s/></text:p>
          </table:table-cell>
          <table:table-cell table:style-name="ce43" office:value-type="float" office:value="-0.000000000002" calcext:value-type="float">
            <text:p><text:s/>-0 <text:s/></text:p>
          </table:table-cell>
          <table:table-cell table:style-name="ce43" office:value-type="float" office:value="126.09927" calcext:value-type="float">
            <text:p><text:s/>12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33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498468.5855598" calcext:value-type="float">
            <text:p><text:s/>10,498,469 <text:s/></text:p>
          </table:table-cell>
          <table:table-cell table:style-name="ce42" office:value-type="float" office:value="1325.990840456" calcext:value-type="float">
            <text:p><text:s/>1,326 <text:s/></text:p>
          </table:table-cell>
          <table:table-cell table:style-name="ce42" office:value-type="float" office:value="10497142.5947193" calcext:value-type="float">
            <text:p><text:s/>10,497,143 <text:s/></text:p>
          </table:table-cell>
          <table:table-cell table:style-name="ce42" office:value-type="float" office:value="1037488.71386034" calcext:value-type="float">
            <text:p><text:s/>1,037,489 <text:s/></text:p>
          </table:table-cell>
          <table:table-cell table:style-name="ce42" office:value-type="float" office:value="30050.5246238662" calcext:value-type="float">
            <text:p><text:s/>30,051 <text:s/></text:p>
          </table:table-cell>
          <table:table-cell table:style-name="ce42" office:value-type="float" office:value="22522.4676255959" calcext:value-type="float">
            <text:p><text:s/>22,5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28.05699827033" calcext:value-type="float">
            <text:p><text:s/>7,528 <text:s/></text:p>
          </table:table-cell>
          <table:table-cell table:style-name="ce42" office:value-type="float" office:value="1007438.18923647" calcext:value-type="float">
            <text:p><text:s/>1,007,4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1546.9" calcext:value-type="float">
            <text:p><text:s/>21,5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46.9" calcext:value-type="float">
            <text:p><text:s/>21,5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361121.3" calcext:value-type="float">
            <text:p><text:s/>10,361,1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61121.3" calcext:value-type="float">
            <text:p><text:s/>10,361,1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64.242" calcext:value-type="float">
            <text:p><text:s/>6,8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64.242" calcext:value-type="float">
            <text:p><text:s/>6,8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5800.385559789" calcext:value-type="float">
            <text:p><text:s/>115,800 <text:s/></text:p>
          </table:table-cell>
          <table:table-cell table:style-name="ce43" office:value-type="float" office:value="1325.990840456" calcext:value-type="float">
            <text:p><text:s/>1,326 <text:s/></text:p>
          </table:table-cell>
          <table:table-cell table:style-name="ce43" office:value-type="float" office:value="114474.394719333" calcext:value-type="float">
            <text:p><text:s/>114,474 <text:s/></text:p>
          </table:table-cell>
          <table:table-cell table:style-name="ce43" office:value-type="float" office:value="1030624.47186034" calcext:value-type="float">
            <text:p><text:s/>1,030,624 <text:s/></text:p>
          </table:table-cell>
          <table:table-cell table:style-name="ce43" office:value-type="float" office:value="30050.5246238662" calcext:value-type="float">
            <text:p><text:s/>30,051 <text:s/></text:p>
          </table:table-cell>
          <table:table-cell table:style-name="ce43" office:value-type="float" office:value="22522.4676255959" calcext:value-type="float">
            <text:p><text:s/>22,52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528.05699827033" calcext:value-type="float">
            <text:p><text:s/>7,528 <text:s/></text:p>
          </table:table-cell>
          <table:table-cell table:style-name="ce43" office:value-type="float" office:value="1000573.94723647" calcext:value-type="float">
            <text:p><text:s/>1,000,5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3796260.2" calcext:value-type="float">
            <text:p><text:s/>13,796,260 <text:s/></text:p>
          </table:table-cell>
          <table:table-cell table:style-name="ce42" office:value-type="float" office:value="952316.1" calcext:value-type="float">
            <text:p><text:s/>952,316 <text:s/></text:p>
          </table:table-cell>
          <table:table-cell table:style-name="ce42" office:value-type="float" office:value="12843944.1" calcext:value-type="float">
            <text:p><text:s/>12,843,9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3796260.2" calcext:value-type="float">
            <text:p><text:s/>13,796,260 <text:s/></text:p>
          </table:table-cell>
          <table:table-cell table:style-name="ce43" office:value-type="float" office:value="952316.1" calcext:value-type="float">
            <text:p><text:s/>952,316 <text:s/></text:p>
          </table:table-cell>
          <table:table-cell table:style-name="ce43" office:value-type="float" office:value="12843944.1" calcext:value-type="float">
            <text:p><text:s/>12,843,94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32018.07761338" calcext:value-type="float">
            <text:p><text:s/>532,018 <text:s/></text:p>
          </table:table-cell>
          <table:table-cell table:style-name="ce42" office:value-type="float" office:value="1889.4744" calcext:value-type="float">
            <text:p><text:s/>1,889 <text:s/></text:p>
          </table:table-cell>
          <table:table-cell table:style-name="ce42" office:value-type="float" office:value="530128.60321338" calcext:value-type="float">
            <text:p><text:s/>530,129 <text:s/></text:p>
          </table:table-cell>
          <table:table-cell table:number-columns-repeated="2" table:style-name="ce42" office:value-type="float" office:value="136.09092" calcext:value-type="float">
            <text:p><text:s/>1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.09092" calcext:value-type="float">
            <text:p><text:s/>1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21067.00321338" calcext:value-type="float">
            <text:p><text:s/>521,067 <text:s/></text:p>
          </table:table-cell>
          <table:table-cell table:style-name="ce42" office:value-type="float" office:value="1666.4" calcext:value-type="float">
            <text:p><text:s/>1,666 <text:s/></text:p>
          </table:table-cell>
          <table:table-cell table:style-name="ce42" office:value-type="float" office:value="519400.60321338" calcext:value-type="float">
            <text:p><text:s/>519,401 <text:s/></text:p>
          </table:table-cell>
          <table:table-cell table:number-columns-repeated="2" table:style-name="ce42" office:value-type="float" office:value="136.09092" calcext:value-type="float">
            <text:p><text:s/>1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.09092" calcext:value-type="float">
            <text:p><text:s/>1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951.0744" calcext:value-type="float">
            <text:p><text:s/>10,951 <text:s/></text:p>
          </table:table-cell>
          <table:table-cell table:style-name="ce42" office:value-type="float" office:value="223.0744" calcext:value-type="float">
            <text:p><text:s/>223 <text:s/></text:p>
          </table:table-cell>
          <table:table-cell table:style-name="ce42" office:value-type="float" office:value="10728" calcext:value-type="float">
            <text:p><text:s/>10,7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191071.63052683" calcext:value-type="float">
            <text:p><text:s/>2,191,072 <text:s/></text:p>
          </table:table-cell>
          <table:table-cell table:style-name="ce44" office:value-type="float" office:value="1150699.58835954" calcext:value-type="float">
            <text:p><text:s/>1,150,700 <text:s/></text:p>
          </table:table-cell>
          <table:table-cell table:style-name="ce44" office:value-type="float" office:value="1040372.04216729" calcext:value-type="float">
            <text:p><text:s/>1,040,372 <text:s/></text:p>
          </table:table-cell>
          <table:table-cell table:style-name="ce44" office:value-type="float" office:value="461655.549186663" calcext:value-type="float">
            <text:p><text:s/>461,656 <text:s/></text:p>
          </table:table-cell>
          <table:table-cell table:style-name="ce44" office:value-type="float" office:value="190322.901123134" calcext:value-type="float">
            <text:p><text:s/>190,323 <text:s/></text:p>
          </table:table-cell>
          <table:table-cell table:style-name="ce44" office:value-type="float" office:value="188223.088574404" calcext:value-type="float">
            <text:p><text:s/>188,22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99.81254872967" calcext:value-type="float">
            <text:p><text:s/>2,100 <text:s/></text:p>
          </table:table-cell>
          <table:table-cell table:style-name="ce44" office:value-type="float" office:value="271332.648063529" calcext:value-type="float">
            <text:p><text:s/>271,33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191071.63052683" calcext:value-type="float">
            <text:p><text:s/>2,191,072 <text:s/></text:p>
          </table:table-cell>
          <table:table-cell table:style-name="ce44" office:value-type="float" office:value="1150699.58835954" calcext:value-type="float">
            <text:p><text:s/>1,150,700 <text:s/></text:p>
          </table:table-cell>
          <table:table-cell table:style-name="ce44" office:value-type="float" office:value="1040372.04216729" calcext:value-type="float">
            <text:p><text:s/>1,040,372 <text:s/></text:p>
          </table:table-cell>
          <table:table-cell table:style-name="ce44" office:value-type="float" office:value="461655.549186663" calcext:value-type="float">
            <text:p><text:s/>461,656 <text:s/></text:p>
          </table:table-cell>
          <table:table-cell table:style-name="ce44" office:value-type="float" office:value="190322.901123134" calcext:value-type="float">
            <text:p><text:s/>190,323 <text:s/></text:p>
          </table:table-cell>
          <table:table-cell table:style-name="ce44" office:value-type="float" office:value="188223.088574404" calcext:value-type="float">
            <text:p><text:s/>188,22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99.81254872967" calcext:value-type="float">
            <text:p><text:s/>2,100 <text:s/></text:p>
          </table:table-cell>
          <table:table-cell table:style-name="ce44" office:value-type="float" office:value="271332.648063529" calcext:value-type="float">
            <text:p><text:s/>271,3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28770.94012683" calcext:value-type="float">
            <text:p><text:s/>1,028,771 <text:s/></text:p>
          </table:table-cell>
          <table:table-cell table:style-name="ce42" office:value-type="float" office:value="270658.273159544" calcext:value-type="float">
            <text:p><text:s/>270,658 <text:s/></text:p>
          </table:table-cell>
          <table:table-cell table:style-name="ce42" office:value-type="float" office:value="758112.666967287" calcext:value-type="float">
            <text:p><text:s/>758,113 <text:s/></text:p>
          </table:table-cell>
          <table:table-cell table:style-name="ce42" office:value-type="float" office:value="461655.549186663" calcext:value-type="float">
            <text:p><text:s/>461,656 <text:s/></text:p>
          </table:table-cell>
          <table:table-cell table:style-name="ce42" office:value-type="float" office:value="190322.901123134" calcext:value-type="float">
            <text:p><text:s/>190,323 <text:s/></text:p>
          </table:table-cell>
          <table:table-cell table:style-name="ce42" office:value-type="float" office:value="188223.088574404" calcext:value-type="float">
            <text:p><text:s/>188,2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99.81254872967" calcext:value-type="float">
            <text:p><text:s/>2,100 <text:s/></text:p>
          </table:table-cell>
          <table:table-cell table:style-name="ce42" office:value-type="float" office:value="271332.648063529" calcext:value-type="float">
            <text:p><text:s/>271,3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5.2" calcext:value-type="float">
            <text:p><text:s/>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9184.139059544" calcext:value-type="float">
            <text:p><text:s/>19,184 <text:s/></text:p>
          </table:table-cell>
          <table:table-cell table:style-name="ce42" office:value-type="float" office:value="12343.171559544" calcext:value-type="float">
            <text:p><text:s/>12,343 <text:s/></text:p>
          </table:table-cell>
          <table:table-cell table:style-name="ce42" office:value-type="float" office:value="6840.9675" calcext:value-type="float">
            <text:p><text:s/>6,841 <text:s/></text:p>
          </table:table-cell>
          <table:table-cell table:number-columns-repeated="3" table:style-name="ce42" office:value-type="float" office:value="22166.1272" calcext:value-type="float">
            <text:p><text:s/>22,1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7513.4162" calcext:value-type="float">
            <text:p><text:s/>27,513 <text:s/></text:p>
          </table:table-cell>
          <table:table-cell table:style-name="ce42" office:value-type="float" office:value="2211.9088" calcext:value-type="float">
            <text:p><text:s/>2,212 <text:s/></text:p>
          </table:table-cell>
          <table:table-cell table:style-name="ce42" office:value-type="float" office:value="25301.5074" calcext:value-type="float">
            <text:p><text:s/>25,3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628.2006" calcext:value-type="float">
            <text:p><text:s/>628 <text:s/></text:p>
          </table:table-cell>
          <table:table-cell table:style-name="ce42" office:value-type="float" office:value="220.4088" calcext:value-type="float">
            <text:p><text:s/>220 <text:s/></text:p>
          </table:table-cell>
          <table:table-cell table:style-name="ce42" office:value-type="float" office:value="407.7918" calcext:value-type="float">
            <text:p><text:s/>4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199.6439" calcext:value-type="float">
            <text:p><text:s/>2,200 <text:s/></text:p>
          </table:table-cell>
          <table:table-cell table:style-name="ce42" office:value-type="float" office:value="534.4936" calcext:value-type="float">
            <text:p><text:s/>534 <text:s/></text:p>
          </table:table-cell>
          <table:table-cell table:style-name="ce42" office:value-type="float" office:value="1665.1503" calcext:value-type="float">
            <text:p><text:s/>1,6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851.186" calcext:value-type="float">
            <text:p><text:s/>10,851 <text:s/></text:p>
          </table:table-cell>
          <table:table-cell table:style-name="ce42" office:value-type="float" office:value="2888.04" calcext:value-type="float">
            <text:p><text:s/>2,888 <text:s/></text:p>
          </table:table-cell>
          <table:table-cell table:style-name="ce42" office:value-type="float" office:value="7963.146" calcext:value-type="float">
            <text:p><text:s/>7,963 <text:s/></text:p>
          </table:table-cell>
          <table:table-cell table:style-name="ce42" office:value-type="float" office:value="189665.847584547" calcext:value-type="float">
            <text:p><text:s/>189,666 <text:s/></text:p>
          </table:table-cell>
          <table:table-cell table:number-columns-repeated="2" table:style-name="ce42" office:value-type="float" office:value="166056.961374404" calcext:value-type="float">
            <text:p><text:s/>166,0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08.8862101427" calcext:value-type="float">
            <text:p><text:s/>23,6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44.6467" calcext:value-type="float">
            <text:p><text:s/>1,445 <text:s/></text:p>
          </table:table-cell>
          <table:table-cell table:style-name="ce42" office:value-type="float" office:value="647.4816" calcext:value-type="float">
            <text:p><text:s/>647 <text:s/></text:p>
          </table:table-cell>
          <table:table-cell table:style-name="ce42" office:value-type="float" office:value="797.1651" calcext:value-type="float">
            <text:p><text:s/>7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65208.894987524" calcext:value-type="float">
            <text:p><text:s/>265,209 <text:s/></text:p>
          </table:table-cell>
          <table:table-cell table:style-name="ce42" office:value-type="float" office:value="10215.52" calcext:value-type="float">
            <text:p><text:s/>10,216 <text:s/></text:p>
          </table:table-cell>
          <table:table-cell table:style-name="ce42" office:value-type="float" office:value="254993.374987524" calcext:value-type="float">
            <text:p><text:s/>254,993 <text:s/></text:p>
          </table:table-cell>
          <table:table-cell table:style-name="ce42" office:value-type="float" office:value="250.12530842988" calcext:value-type="float">
            <text:p><text:s/>250 <text:s/></text:p>
          </table:table-cell>
          <table:table-cell table:style-name="ce42" office:value-type="float" office:value="235.723455129672" calcext:value-type="float">
            <text:p><text:s/>2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.723455129672" calcext:value-type="float">
            <text:p><text:s/>236 <text:s/></text:p>
          </table:table-cell>
          <table:table-cell table:style-name="ce42" office:value-type="float" office:value="14.401853300208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13447.672187524" calcext:value-type="float">
            <text:p><text:s/>213,448 <text:s/></text:p>
          </table:table-cell>
          <table:table-cell table:style-name="ce42" office:value-type="float" office:value="10019.52" calcext:value-type="float">
            <text:p><text:s/>10,020 <text:s/></text:p>
          </table:table-cell>
          <table:table-cell table:style-name="ce42" office:value-type="float" office:value="203428.152187524" calcext:value-type="float">
            <text:p><text:s/>203,428 <text:s/></text:p>
          </table:table-cell>
          <table:table-cell table:number-columns-repeated="2" table:style-name="ce42" office:value-type="float" office:value="235.723455129672" calcext:value-type="float">
            <text:p><text:s/>2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.723455129672" calcext:value-type="float">
            <text:p><text:s/>2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5562.1789" calcext:value-type="float">
            <text:p>( 25,562 <text:s/>)</text:p>
          </table:table-cell>
          <table:table-cell table:style-name="ce45" office:value-type="float" office:value="2920.32" calcext:value-type="float">
            <text:p>( 2,920 <text:s/>)</text:p>
          </table:table-cell>
          <table:table-cell table:style-name="ce45" office:value-type="float" office:value="22641.8589" calcext:value-type="float">
            <text:p>( 22,64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85010.293287524" calcext:value-type="float">
            <text:p>( 185,010 <text:s/>)</text:p>
          </table:table-cell>
          <table:table-cell table:style-name="ce45" office:value-type="float" office:value="4224" calcext:value-type="float">
            <text:p>( 4,224 <text:s/>)</text:p>
          </table:table-cell>
          <table:table-cell table:style-name="ce45" office:value-type="float" office:value="180786.293287524" calcext:value-type="float">
            <text:p>( 180,786 <text:s/>)</text:p>
          </table:table-cell>
          <table:table-cell table:number-columns-repeated="2" table:style-name="ce45" office:value-type="float" office:value="235.723455129672" calcext:value-type="float">
            <text:p>( 23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5.723455129672" calcext:value-type="float">
            <text:p>( 23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2875.2" calcext:value-type="float">
            <text:p>( 2,87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23.8" calcext:value-type="float">
            <text:p><text:s/>324 <text:s/></text:p>
          </table:table-cell>
          <table:table-cell table:style-name="ce42" office:value-type="float" office:value="196" calcext:value-type="float">
            <text:p><text:s/>196 <text:s/></text:p>
          </table:table-cell>
          <table:table-cell table:style-name="ce42" office:value-type="float" office:value="127.8" calcext:value-type="float">
            <text:p><text:s/>128 <text:s/></text:p>
          </table:table-cell>
          <table:table-cell table:style-name="ce42" office:value-type="float" office:value="14.401853300208" calcext:value-type="float">
            <text:p><text:s/>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.401853300208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1437.4228" calcext:value-type="float">
            <text:p><text:s/>51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437.4228" calcext:value-type="float">
            <text:p><text:s/>51,4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152.3667" calcext:value-type="float">
            <text:p><text:s/>6,152 <text:s/></text:p>
          </table:table-cell>
          <table:table-cell table:style-name="ce42" office:value-type="float" office:value="3258.6048" calcext:value-type="float">
            <text:p><text:s/>3,259 <text:s/></text:p>
          </table:table-cell>
          <table:table-cell table:style-name="ce42" office:value-type="float" office:value="2893.7619" calcext:value-type="float">
            <text:p><text:s/>2,8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091.488" calcext:value-type="float">
            <text:p><text:s/>1,091 <text:s/></text:p>
          </table:table-cell>
          <table:table-cell table:style-name="ce42" office:value-type="float" office:value="275.512" calcext:value-type="float">
            <text:p><text:s/>276 <text:s/></text:p>
          </table:table-cell>
          <table:table-cell table:style-name="ce42" office:value-type="float" office:value="815.976" calcext:value-type="float">
            <text:p><text:s/>8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242.7177" calcext:value-type="float">
            <text:p><text:s/>13,243 <text:s/></text:p>
          </table:table-cell>
          <table:table-cell table:style-name="ce46" office:value-type="float" office:value="1305.8152" calcext:value-type="float">
            <text:p><text:s/>1,306 <text:s/></text:p>
          </table:table-cell>
          <table:table-cell table:style-name="ce46" office:value-type="float" office:value="11936.9025" calcext:value-type="float">
            <text:p><text:s/>11,93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51241.1193" calcext:value-type="float">
            <text:p><text:s/>151,241 <text:s/></text:p>
          </table:table-cell>
          <table:table-cell table:style-name="ce42" office:value-type="float" office:value="113807.5264" calcext:value-type="float">
            <text:p><text:s/>113,808 <text:s/></text:p>
          </table:table-cell>
          <table:table-cell table:style-name="ce42" office:value-type="float" office:value="37433.5929" calcext:value-type="float">
            <text:p><text:s/>37,4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720.0497" calcext:value-type="float">
            <text:p><text:s/>720 <text:s/></text:p>
          </table:table-cell>
          <table:table-cell table:style-name="ce42" office:value-type="float" office:value="176.3264" calcext:value-type="float">
            <text:p><text:s/>176 <text:s/></text:p>
          </table:table-cell>
          <table:table-cell table:style-name="ce42" office:value-type="float" office:value="543.7233" calcext:value-type="float">
            <text:p><text:s/>5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0521.0696" calcext:value-type="float">
            <text:p><text:s/>150,521 <text:s/></text:p>
          </table:table-cell>
          <table:table-cell table:style-name="ce42" office:value-type="float" office:value="113631.2" calcext:value-type="float">
            <text:p><text:s/>113,631 <text:s/></text:p>
          </table:table-cell>
          <table:table-cell table:style-name="ce42" office:value-type="float" office:value="36889.8696" calcext:value-type="float">
            <text:p><text:s/>36,8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2908.0669" calcext:value-type="float">
            <text:p>( 52,908 <text:s/>)</text:p>
          </table:table-cell>
          <table:table-cell table:style-name="ce45" office:value-type="float" office:value="50580" calcext:value-type="float">
            <text:p>( 50,580 <text:s/>)</text:p>
          </table:table-cell>
          <table:table-cell table:style-name="ce45" office:value-type="float" office:value="2328.0669" calcext:value-type="float">
            <text:p>( 2,32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2880.6027" calcext:value-type="float">
            <text:p>( 52,881 <text:s/>)</text:p>
          </table:table-cell>
          <table:table-cell table:style-name="ce47" office:value-type="float" office:value="28488.8" calcext:value-type="float">
            <text:p>( 28,489 <text:s/>)</text:p>
          </table:table-cell>
          <table:table-cell table:style-name="ce47" office:value-type="float" office:value="24391.8027" calcext:value-type="float">
            <text:p>( 24,392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77768.245679763" calcext:value-type="float">
            <text:p><text:s/>277,768 <text:s/></text:p>
          </table:table-cell>
          <table:table-cell table:style-name="ce42" office:value-type="float" office:value="17767.1696" calcext:value-type="float">
            <text:p><text:s/>17,767 <text:s/></text:p>
          </table:table-cell>
          <table:table-cell table:style-name="ce42" office:value-type="float" office:value="260001.076079763" calcext:value-type="float">
            <text:p><text:s/>260,0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49660.553879763" calcext:value-type="float">
            <text:p><text:s/>249,661 <text:s/></text:p>
          </table:table-cell>
          <table:table-cell table:style-name="ce42" office:value-type="float" office:value="11932.7696" calcext:value-type="float">
            <text:p><text:s/>11,933 <text:s/></text:p>
          </table:table-cell>
          <table:table-cell table:style-name="ce42" office:value-type="float" office:value="237727.784279763" calcext:value-type="float">
            <text:p><text:s/>237,7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8107.6918" calcext:value-type="float">
            <text:p><text:s/>28,108 <text:s/></text:p>
          </table:table-cell>
          <table:table-cell table:style-name="ce42" office:value-type="float" office:value="5834.4" calcext:value-type="float">
            <text:p><text:s/>5,834 <text:s/></text:p>
          </table:table-cell>
          <table:table-cell table:style-name="ce42" office:value-type="float" office:value="22273.2918" calcext:value-type="float">
            <text:p><text:s/>22,2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8578.2669" calcext:value-type="float">
            <text:p>( 18,578 <text:s/>)</text:p>
          </table:table-cell>
          <table:table-cell table:style-name="ce45" office:value-type="float" office:value="1571.2" calcext:value-type="float">
            <text:p>( 1,571 <text:s/>)</text:p>
          </table:table-cell>
          <table:table-cell table:style-name="ce45" office:value-type="float" office:value="17007.0669" calcext:value-type="float">
            <text:p>( 17,00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9395.8218" calcext:value-type="float">
            <text:p><text:s/>39,396 <text:s/></text:p>
          </table:table-cell>
          <table:table-cell table:style-name="ce42" office:value-type="float" office:value="11047.7064" calcext:value-type="float">
            <text:p><text:s/>11,048 <text:s/></text:p>
          </table:table-cell>
          <table:table-cell table:style-name="ce42" office:value-type="float" office:value="28348.1154" calcext:value-type="float">
            <text:p><text:s/>28,3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962.4052" calcext:value-type="float">
            <text:p><text:s/>5,962 <text:s/></text:p>
          </table:table-cell>
          <table:table-cell table:style-name="ce46" office:value-type="float" office:value="4168.5936" calcext:value-type="float">
            <text:p><text:s/>4,169 <text:s/></text:p>
          </table:table-cell>
          <table:table-cell table:style-name="ce46" office:value-type="float" office:value="1793.8116" calcext:value-type="float">
            <text:p><text:s/>1,79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27538.5638" calcext:value-type="float">
            <text:p><text:s/>127,539 <text:s/></text:p>
          </table:table-cell>
          <table:table-cell table:style-name="ce42" office:value-type="float" office:value="74455.0464" calcext:value-type="float">
            <text:p><text:s/>74,455 <text:s/></text:p>
          </table:table-cell>
          <table:table-cell table:style-name="ce42" office:value-type="float" office:value="53083.5174" calcext:value-type="float">
            <text:p><text:s/>53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12190.8407" calcext:value-type="float">
            <text:p>( 12,191 <text:s/>)</text:p>
          </table:table-cell>
          <table:table-cell table:style-name="ce45" office:value-type="float" office:value="5521.3664" calcext:value-type="float">
            <text:p>( 5,521 <text:s/>)</text:p>
          </table:table-cell>
          <table:table-cell table:style-name="ce45" office:value-type="float" office:value="6669.4743" calcext:value-type="float">
            <text:p>( 6,66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9322.8354" calcext:value-type="float">
            <text:p><text:s/>19,323 <text:s/></text:p>
          </table:table-cell>
          <table:table-cell table:style-name="ce42" office:value-type="float" office:value="11518.516" calcext:value-type="float">
            <text:p><text:s/>11,519 <text:s/></text:p>
          </table:table-cell>
          <table:table-cell table:style-name="ce42" office:value-type="float" office:value="7804.3194" calcext:value-type="float">
            <text:p><text:s/>7,8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5669.5166" calcext:value-type="float">
            <text:p><text:s/>55,670 <text:s/></text:p>
          </table:table-cell>
          <table:table-cell table:style-name="ce42" office:value-type="float" office:value="1897.6" calcext:value-type="float">
            <text:p><text:s/>1,898 <text:s/></text:p>
          </table:table-cell>
          <table:table-cell table:style-name="ce42" office:value-type="float" office:value="53771.9166" calcext:value-type="float">
            <text:p><text:s/>53,7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573.449093686" calcext:value-type="float">
            <text:p><text:s/>249,573 <text:s/></text:p>
          </table:table-cell>
          <table:table-cell table:style-name="ce42" office:value-type="float" office:value="1864.0890936" calcext:value-type="float">
            <text:p><text:s/>1,8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4.0890936" calcext:value-type="float">
            <text:p><text:s/>1,864 <text:s/></text:p>
          </table:table-cell>
          <table:table-cell table:style-name="ce42" office:value-type="float" office:value="247709.360000086" calcext:value-type="float">
            <text:p><text:s/>247,7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4320.5325" calcext:value-type="float">
            <text:p><text:s/>4,321 <text:s/></text:p>
          </table:table-cell>
          <table:table-cell table:style-name="ce43" office:value-type="float" office:value="2059.9584" calcext:value-type="float">
            <text:p><text:s/>2,060 <text:s/></text:p>
          </table:table-cell>
          <table:table-cell table:style-name="ce43" office:value-type="float" office:value="2260.5741" calcext:value-type="float">
            <text:p><text:s/>2,26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8271.1386" calcext:value-type="float">
            <text:p><text:s/>428,271 <text:s/></text:p>
          </table:table-cell>
          <table:table-cell table:style-name="ce42" office:value-type="float" office:value="224613.7152" calcext:value-type="float">
            <text:p><text:s/>224,614 <text:s/></text:p>
          </table:table-cell>
          <table:table-cell table:style-name="ce42" office:value-type="float" office:value="203657.4234" calcext:value-type="float">
            <text:p><text:s/>203,6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84527.198" calcext:value-type="float">
            <text:p><text:s/>384,527 <text:s/></text:p>
          </table:table-cell>
          <table:table-cell table:style-name="ce42" office:value-type="float" office:value="190107.5672" calcext:value-type="float">
            <text:p><text:s/>190,108 <text:s/></text:p>
          </table:table-cell>
          <table:table-cell table:style-name="ce42" office:value-type="float" office:value="194419.6308" calcext:value-type="float">
            <text:p><text:s/>194,4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24.1189" calcext:value-type="float">
            <text:p><text:s/>524 <text:s/></text:p>
          </table:table-cell>
          <table:table-cell table:style-name="ce42" office:value-type="float" office:value="508.2456" calcext:value-type="float">
            <text:p><text:s/>508 <text:s/></text:p>
          </table:table-cell>
          <table:table-cell table:style-name="ce42" office:value-type="float" office:value="15.8733" calcext:value-type="float">
            <text:p><text:s/>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4955.3706" calcext:value-type="float">
            <text:p><text:s/>24,955 <text:s/></text:p>
          </table:table-cell>
          <table:table-cell table:style-name="ce42" office:value-type="float" office:value="17442.7088" calcext:value-type="float">
            <text:p><text:s/>17,443 <text:s/></text:p>
          </table:table-cell>
          <table:table-cell table:style-name="ce42" office:value-type="float" office:value="7512.6618" calcext:value-type="float">
            <text:p><text:s/>7,5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006.9031" calcext:value-type="float">
            <text:p><text:s/>12,007 <text:s/></text:p>
          </table:table-cell>
          <table:table-cell table:style-name="ce42" office:value-type="float" office:value="10315.6456" calcext:value-type="float">
            <text:p><text:s/>10,316 <text:s/></text:p>
          </table:table-cell>
          <table:table-cell table:style-name="ce42" office:value-type="float" office:value="1691.2575" calcext:value-type="float">
            <text:p><text:s/>1,6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257.548" calcext:value-type="float">
            <text:p><text:s/>6,258 <text:s/></text:p>
          </table:table-cell>
          <table:table-cell table:style-name="ce43" office:value-type="float" office:value="6239.548" calcext:value-type="float">
            <text:p><text:s/>6,240 <text:s/></text:p>
          </table:table-cell>
          <table:table-cell table:style-name="ce43" office:value-type="float" office:value="18" calcext:value-type="float">
            <text:p><text:s/>1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34029.5518" calcext:value-type="float">
            <text:p><text:s/>734,030 <text:s/></text:p>
          </table:table-cell>
          <table:table-cell table:style-name="ce44" office:value-type="float" office:value="655427.6" calcext:value-type="float">
            <text:p><text:s/>655,428 <text:s/></text:p>
          </table:table-cell>
          <table:table-cell table:style-name="ce44" office:value-type="float" office:value="78601.9518" calcext:value-type="float">
            <text:p><text:s/>78,60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0245846.724196" calcext:value-type="float">
            <text:p><text:s/>60,245,847 <text:s/></text:p>
          </table:table-cell>
          <table:table-cell table:style-name="ce42" office:value-type="float" office:value="18596" calcext:value-type="float">
            <text:p><text:s/>18,596 <text:s/></text:p>
          </table:table-cell>
          <table:table-cell table:style-name="ce42" office:value-type="float" office:value="60227250.724196" calcext:value-type="float">
            <text:p><text:s/>60,227,251 <text:s/></text:p>
          </table:table-cell>
          <table:table-cell table:style-name="ce42" office:value-type="float" office:value="3397592.523097" calcext:value-type="float">
            <text:p><text:s/>3,397,593 <text:s/></text:p>
          </table:table-cell>
          <table:table-cell table:style-name="ce42" office:value-type="float" office:value="270040.087508" calcext:value-type="float">
            <text:p><text:s/>270,040 <text:s/></text:p>
          </table:table-cell>
          <table:table-cell table:style-name="ce42" office:value-type="float" office:value="234679.744562" calcext:value-type="float">
            <text:p><text:s/>234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60.342946" calcext:value-type="float">
            <text:p><text:s/>35,360 <text:s/></text:p>
          </table:table-cell>
          <table:table-cell table:style-name="ce42" office:value-type="float" office:value="3127552.435589" calcext:value-type="float">
            <text:p><text:s/>3,127,5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300791.705" calcext:value-type="float">
            <text:p><text:s/>59,300,7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300791.705" calcext:value-type="float">
            <text:p><text:s/>59,300,7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78.948677" calcext:value-type="float">
            <text:p><text:s/>17,1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78.948677" calcext:value-type="float">
            <text:p><text:s/>17,1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945055.019196" calcext:value-type="float">
            <text:p><text:s/>945,055 <text:s/></text:p>
          </table:table-cell>
          <table:table-cell table:style-name="ce42" office:value-type="float" office:value="18596" calcext:value-type="float">
            <text:p><text:s/>18,596 <text:s/></text:p>
          </table:table-cell>
          <table:table-cell table:style-name="ce42" office:value-type="float" office:value="926459.019196" calcext:value-type="float">
            <text:p><text:s/>926,459 <text:s/></text:p>
          </table:table-cell>
          <table:table-cell table:style-name="ce42" office:value-type="float" office:value="3380413.57442" calcext:value-type="float">
            <text:p><text:s/>3,380,414 <text:s/></text:p>
          </table:table-cell>
          <table:table-cell table:style-name="ce42" office:value-type="float" office:value="270040.087508" calcext:value-type="float">
            <text:p><text:s/>270,040 <text:s/></text:p>
          </table:table-cell>
          <table:table-cell table:style-name="ce42" office:value-type="float" office:value="234679.744562" calcext:value-type="float">
            <text:p><text:s/>234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60.342946" calcext:value-type="float">
            <text:p><text:s/>35,360 <text:s/></text:p>
          </table:table-cell>
          <table:table-cell table:style-name="ce42" office:value-type="float" office:value="3110373.486912" calcext:value-type="float">
            <text:p><text:s/>3,110,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68.348673" calcext:value-type="float">
            <text:p><text:s/>27,9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968.348673" calcext:value-type="float">
            <text:p><text:s/>27,9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968.348673" calcext:value-type="float">
            <text:p><text:s/>27,96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7968.348673" calcext:value-type="float">
            <text:p><text:s/>27,96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60692.712316" calcext:value-type="float">
            <text:p><text:s/>360,69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868.522344" calcext:value-type="float">
            <text:p><text:s/>1,869 <text:s/></text:p>
          </table:table-cell>
          <table:table-cell table:style-name="ce41" office:value-type="float" office:value="88265.05037" calcext:value-type="float">
            <text:p><text:s/>88,265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848436.37946" calcext:value-type="float">
            <text:p><text:s/>10,848,4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848436.37946" calcext:value-type="float">
            <text:p><text:s/>10,848,436 <text:s/></text:p>
          </table:table-cell>
          <table:table-cell table:style-name="ce43" office:value-type="float" office:value="360692.712316" calcext:value-type="float">
            <text:p><text:s/>360,6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68.522344" calcext:value-type="float">
            <text:p><text:s/>1,869 <text:s/></text:p>
          </table:table-cell>
          <table:table-cell table:style-name="ce43" office:value-type="float" office:value="88265.05037" calcext:value-type="float">
            <text:p><text:s/>88,26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1017.235348" calcext:value-type="float">
            <text:p><text:s/>-1,01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848436.37946" calcext:value-type="float">
            <text:p><text:s/>10,848,436 <text:s/></text:p>
          </table:table-cell>
          <table:table-cell table:style-name="ce42" office:value-type="float" office:value="623938.62623" calcext:value-type="float">
            <text:p><text:s/>623,9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8.522344" calcext:value-type="float">
            <text:p><text:s/>1,869 <text:s/></text:p>
          </table:table-cell>
          <table:table-cell table:style-name="ce42" office:value-type="float" office:value="88265.05037" calcext:value-type="float">
            <text:p><text:s/>88,2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848436.37946" calcext:value-type="float">
            <text:p><text:s/>10,848,436 <text:s/></text:p>
          </table:table-cell>
          <table:table-cell table:style-name="ce42" office:value-type="float" office:value="623938.62623" calcext:value-type="float">
            <text:p><text:s/>623,9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.978146" calcext:value-type="float">
            <text:p><text:s/>332 <text:s/></text:p>
          </table:table-cell>
          <table:table-cell table:style-name="ce42" office:value-type="float" office:value="87379.480248" calcext:value-type="float">
            <text:p><text:s/>87,3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6.544198" calcext:value-type="float">
            <text:p><text:s/>1,537 <text:s/></text:p>
          </table:table-cell>
          <table:table-cell table:style-name="ce42" office:value-type="float" office:value="885.570122" calcext:value-type="float">
            <text:p><text:s/>8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245.913914" calcext:value-type="float">
            <text:p><text:s/>263,2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247062.55985" calcext:value-type="float">
            <text:p><text:s/>21,247,06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245.913914" calcext:value-type="float">
            <text:p><text:s/>263,2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247062.55985" calcext:value-type="float">
            <text:p><text:s/>21,247,063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6110.463134" calcext:value-type="float">
            <text:p><text:s/>1,636,11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.4163" calcext:value-type="float">
            <text:p><text:s/>7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4.555444" calcext:value-type="float">
            <text:p><text:s/>1,25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6784.650144" calcext:value-type="float">
            <text:p><text:s/>296,78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8588.606104" calcext:value-type="float">
            <text:p><text:s/>818,58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996.116" calcext:value-type="float">
            <text:p><text:s/>309,99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7662.030504" calcext:value-type="float">
            <text:p><text:s/>177,662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1752.088638" calcext:value-type="float">
            <text:p><text:s/>31,752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31053.52101" calcext:value-type="float">
            <text:p><text:s/>831,05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780915.811054" calcext:value-type="float">
            <text:p><text:s/>18,780,91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780915.811054" calcext:value-type="float">
            <text:p><text:s/>18,780,9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71258.18692" calcext:value-type="float">
            <text:p><text:s/>10,771,2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730.444766" calcext:value-type="float">
            <text:p><text:s/>34,7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8675.548504" calcext:value-type="float">
            <text:p><text:s/>308,6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2936.134866" calcext:value-type="float">
            <text:p><text:s/>522,9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85.452946" calcext:value-type="float">
            <text:p><text:s/>21,8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412.081112" calcext:value-type="float">
            <text:p><text:s/>36,4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7024.30426" calcext:value-type="float">
            <text:p><text:s/>287,0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165.673158" calcext:value-type="float">
            <text:p><text:s/>46,1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5296.216986" calcext:value-type="float">
            <text:p><text:s/>2,475,2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9139.723728" calcext:value-type="float">
            <text:p><text:s/>1,699,1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8945.499" calcext:value-type="float">
            <text:p>( 18,94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33022.087178" calcext:value-type="float">
            <text:p>( 1,533,02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8677.738398" calcext:value-type="float">
            <text:p><text:s/>518,6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253.640786" calcext:value-type="float">
            <text:p><text:s/>192,25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65225.114074" calcext:value-type="float">
            <text:p><text:s/>65,2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6846.472236" calcext:value-type="float">
            <text:p><text:s/>276,8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282.103674" calcext:value-type="float">
            <text:p><text:s/>98,28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29281.070702" calcext:value-type="float">
            <text:p><text:s/>429,2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7920.181008" calcext:value-type="float">
            <text:p><text:s/>437,9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745.204096" calcext:value-type="float">
            <text:p><text:s/>168,7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9174.976912" calcext:value-type="float">
            <text:p><text:s/>269,1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7986.966412" calcext:value-type="float">
            <text:p>( 27,987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78394.449074" calcext:value-type="float">
            <text:p>( 178,39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5054.674326" calcext:value-type="float">
            <text:p><text:s/>1,375,0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1284.90147" calcext:value-type="float">
            <text:p><text:s/>1,281,2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769.772856" calcext:value-type="float">
            <text:p><text:s/>93,7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0078.661032" calcext:value-type="float">
            <text:p>( 50,07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0384.132206" calcext:value-type="float">
            <text:p><text:s/>540,38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64840.878486" calcext:value-type="float">
            <text:p><text:s/>164,8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3952.34391" calcext:value-type="float">
            <text:p><text:s/>3,113,9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089572.65169" calcext:value-type="float">
            <text:p>( 2,089,57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204.425658" calcext:value-type="float">
            <text:p><text:s/>195,2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238.701582" calcext:value-type="float">
            <text:p><text:s/>77,2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989.069818" calcext:value-type="float">
            <text:p><text:s/>79,9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570.539036" calcext:value-type="float">
            <text:p><text:s/>208,5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567.73768" calcext:value-type="float">
            <text:p><text:s/>40,56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691.558884" calcext:value-type="float">
            <text:p><text:s/>102,6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936.415324" calcext:value-type="float">
            <text:p><text:s/>98,9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55.14356" calcext:value-type="float">
            <text:p><text:s/>3,7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936.767316" calcext:value-type="float">
            <text:p><text:s/>224,9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954.696528" calcext:value-type="float">
            <text:p><text:s/>147,95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6982.070788" calcext:value-type="float">
            <text:p><text:s/>76,9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47239.40188" calcext:value-type="float">
            <text:p><text:s/>3,947,2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4232.390512" calcext:value-type="float">
            <text:p><text:s/>484,2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0476.900646" calcext:value-type="float">
            <text:p><text:s/>230,4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1029.21038" calcext:value-type="float">
            <text:p><text:s/>111,0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360.51943" calcext:value-type="float">
            <text:p><text:s/>60,3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612.012964" calcext:value-type="float">
            <text:p><text:s/>121,6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898.209902" calcext:value-type="float">
            <text:p><text:s/>94,8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792.196164" calcext:value-type="float">
            <text:p><text:s/>99,7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8423.206596" calcext:value-type="float">
            <text:p><text:s/>728,4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0286.893996" calcext:value-type="float">
            <text:p><text:s/>460,28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56127.86129" calcext:value-type="float">
            <text:p><text:s/>1,556,128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34789.896054" calcext:value-type="float">
            <text:p><text:s/>3,734,7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1628689.1" calcext:value-type="float">
            <text:p><text:s/>41,628,689 <text:s/></text:p>
          </table:table-cell>
          <table:table-cell table:style-name="ce42" office:value-type="float" office:value="7255100.305" calcext:value-type="float">
            <text:p><text:s/>7,255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27.004" calcext:value-type="float">
            <text:p><text:s/>21,727 <text:s/></text:p>
          </table:table-cell>
          <table:table-cell table:style-name="ce42" office:value-type="float" office:value="1026337.795" calcext:value-type="float">
            <text:p><text:s/>1,026,3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628689.1" calcext:value-type="float">
            <text:p><text:s/>41,628,689 <text:s/></text:p>
          </table:table-cell>
          <table:table-cell table:style-name="ce42" office:value-type="float" office:value="7255100.305" calcext:value-type="float">
            <text:p><text:s/>7,255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60.211" calcext:value-type="float">
            <text:p><text:s/>3,860 <text:s/></text:p>
          </table:table-cell>
          <table:table-cell table:style-name="ce42" office:value-type="float" office:value="1016040.468" calcext:value-type="float">
            <text:p><text:s/>1,016,0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66.793" calcext:value-type="float">
            <text:p><text:s/>17,867 <text:s/></text:p>
          </table:table-cell>
          <table:table-cell table:style-name="ce42" office:value-type="float" office:value="10297.327" calcext:value-type="float">
            <text:p><text:s/>10,2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2877.2" calcext:value-type="float">
            <text:p><text:s/>102,87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88457.99698836" calcext:value-type="float">
            <text:p><text:s/>2,388,458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318591.083972" calcext:value-type="float">
            <text:p><text:s/>126,318,591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67454.3937746" calcext:value-type="float">
            <text:p><text:s/>16,267,454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0296.9" calcext:value-type="float">
            <text:p><text:s/>1,780,297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9140" calcext:value-type="float">
            <text:p><text:s/>1,979,140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78666.6495270275" calcext:value-type="float">
            <text:p><text:s/>-78,667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877.2" calcext:value-type="float">
            <text:p><text:s/>102,87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8758824.436713" calcext:value-type="float">
            <text:p><text:s/>108,758,824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02848.727217" calcext:value-type="float">
            <text:p><text:s/>20,302,849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36920.332803396" calcext:value-type="float">
            <text:p><text:s/>536,920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337086.421642" calcext:value-type="float">
            <text:p><text:s/>108,337,086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58420.125" calcext:value-type="float">
            <text:p><text:s/>4,858,420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7792.549" calcext:value-type="float">
            <text:p><text:s/>3,887,793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129494.7444914" calcext:value-type="float">
            <text:p><text:s/>46,129,495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052664.042027" calcext:value-type="float">
            <text:p><text:s/>43,052,664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2.11432" calcext:value-type="float">
            <text:p><text:s/>2,422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4559.73" calcext:value-type="float">
            <text:p><text:s/>704,560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01733.11680327" calcext:value-type="float">
            <text:p><text:s/>9,701,733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3439.5212" calcext:value-type="float">
            <text:p><text:s/>1,873,440 <text:s/></text:p>
          </table:table-cell>
          <table:table-cell table:style-name="ce42" office:value-type="float" office:value="96901027.223737" calcext:value-type="float">
            <text:p><text:s/>96,901,027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3439.5212" calcext:value-type="float">
            <text:p><text:s/>1,873,440 <text:s/></text:p>
          </table:table-cell>
          <table:table-cell table:style-name="ce42" office:value-type="float" office:value="78293105.6498986" calcext:value-type="float">
            <text:p><text:s/>78,293,106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607921.5738384" calcext:value-type="float">
            <text:p><text:s/>18,607,922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8427.08432" calcext:value-type="float">
            <text:p><text:s/>468,427 <text:s/></text:p>
          </table:table-cell>
          <table:table-cell table:style-name="ce42" office:value-type="float" office:value="5896545.60956299" calcext:value-type="float">
            <text:p><text:s/>5,896,546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7.4563" calcext:value-type="float">
            <text:p><text:s/>1,487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9622.5994" calcext:value-type="float">
            <text:p><text:s/>509,623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3144.9232" calcext:value-type="float">
            <text:p><text:s/>443,145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4.555444" calcext:value-type="float">
            <text:p><text:s/>1,255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8427.08432" calcext:value-type="float">
            <text:p><text:s/>468,427 <text:s/></text:p>
          </table:table-cell>
          <table:table-cell table:style-name="ce42" office:value-type="float" office:value="3588373.22224565" calcext:value-type="float">
            <text:p><text:s/>3,588,373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1596.427122" calcext:value-type="float">
            <text:p><text:s/>831,596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996.116" calcext:value-type="float">
            <text:p><text:s/>309,996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662.030504" calcext:value-type="float">
            <text:p><text:s/>177,662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3408.2793473342" calcext:value-type="float">
            <text:p><text:s/>33,408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83808.83831" calcext:value-type="float">
            <text:p><text:s/>883,809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2877.2" calcext:value-type="float">
            <text:p><text:s/>102,877 <text:s/></text:p>
          </table:table-cell>
          <table:table-cell table:style-name="ce44" office:value-type="float" office:value="1405012.43688" calcext:value-type="float">
            <text:p><text:s/>1,405,012 <text:s/></text:p>
          </table:table-cell>
          <table:table-cell table:style-name="ce44" office:value-type="float" office:value="69702641.7309151" calcext:value-type="float">
            <text:p><text:s/>69,702,642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2877.2" calcext:value-type="float">
            <text:p><text:s/>102,877 <text:s/></text:p>
          </table:table-cell>
          <table:table-cell table:style-name="ce44" office:value-type="float" office:value="1405012.43688" calcext:value-type="float">
            <text:p><text:s/>1,405,012 <text:s/></text:p>
          </table:table-cell>
          <table:table-cell table:style-name="ce44" office:value-type="float" office:value="47378881.1066928" calcext:value-type="float">
            <text:p><text:s/>47,378,881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5012.43688" calcext:value-type="float">
            <text:p><text:s/>1,405,012 <text:s/></text:p>
          </table:table-cell>
          <table:table-cell table:style-name="ce42" office:value-type="float" office:value="23824654.6247481" calcext:value-type="float">
            <text:p><text:s/>23,824,655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235.728896" calcext:value-type="float">
            <text:p><text:s/>89,236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99.6549333333" calcext:value-type="float">
            <text:p><text:s/>19,200 <text:s/></text:p>
          </table:table-cell>
          <table:table-cell table:style-name="ce42" office:value-type="float" office:value="683098.402660335" calcext:value-type="float">
            <text:p><text:s/>683,098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582.1698666667" calcext:value-type="float">
            <text:p><text:s/>36,582 <text:s/></text:p>
          </table:table-cell>
          <table:table-cell table:style-name="ce42" office:value-type="float" office:value="1390546.09349891" calcext:value-type="float">
            <text:p><text:s/>1,390,546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631.344591" calcext:value-type="float">
            <text:p><text:s/>51,631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15.091966" calcext:value-type="float">
            <text:p><text:s/>46,715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91.1712" calcext:value-type="float">
            <text:p><text:s/>13,491 <text:s/></text:p>
          </table:table-cell>
          <table:table-cell table:style-name="ce42" office:value-type="float" office:value="1053447.24427705" calcext:value-type="float">
            <text:p><text:s/>1,053,447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170.830694" calcext:value-type="float">
            <text:p><text:s/>53,171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8662.44349" calcext:value-type="float">
            <text:p><text:s/>1,268,662 <text:s/></text:p>
          </table:table-cell>
          <table:table-cell table:style-name="ce42" office:value-type="float" office:value="7516312.08939569" calcext:value-type="float">
            <text:p><text:s/>7,516,312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8662.44349" calcext:value-type="float">
            <text:p><text:s/>1,268,662 <text:s/></text:p>
          </table:table-cell>
          <table:table-cell table:style-name="ce42" office:value-type="float" office:value="5628980.32876102" calcext:value-type="float">
            <text:p><text:s/>5,628,980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642.033902" calcext:value-type="float">
            <text:p>( 16,642 <text:s/>)</text:p>
          </table:table-cell>
          <table:table-cell table:style-name="ce45" office:value-type="float" office:value="1004569.40680402" calcext:value-type="float">
            <text:p>( 1,004,569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52020.409588" calcext:value-type="float">
            <text:p>( 1,252,020 <text:s/>)</text:p>
          </table:table-cell>
          <table:table-cell table:style-name="ce45" office:value-type="float" office:value="4473574.46440699" calcext:value-type="float">
            <text:p>( 4,473,574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664.32" calcext:value-type="float">
            <text:p>( 3,664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3937.5583155" calcext:value-type="float">
            <text:p><text:s/>1,133,938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0262.024618171" calcext:value-type="float">
            <text:p><text:s/>430,262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23132.177701" calcext:value-type="float">
            <text:p><text:s/>323,132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5530.153872" calcext:value-type="float">
            <text:p><text:s/>475,530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502.672215" calcext:value-type="float">
            <text:p><text:s/>174,503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31905.396974" calcext:value-type="float">
            <text:p><text:s/>531,905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0772.693059" calcext:value-type="float">
            <text:p><text:s/>2,370,773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0609.293156" calcext:value-type="float">
            <text:p><text:s/>1,400,609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0163.399903" calcext:value-type="float">
            <text:p><text:s/>970,163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7051.951414" calcext:value-type="float">
            <text:p>( 87,052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36796.082142" calcext:value-type="float">
            <text:p>( 236,796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45.57439" calcext:value-type="float">
            <text:p><text:s/>9,246 <text:s/></text:p>
          </table:table-cell>
          <table:table-cell table:style-name="ce42" office:value-type="float" office:value="3804895.28238938" calcext:value-type="float">
            <text:p><text:s/>3,804,895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7.344634" calcext:value-type="float">
            <text:p><text:s/>5,547 <text:s/></text:p>
          </table:table-cell>
          <table:table-cell table:style-name="ce42" office:value-type="float" office:value="3607741.07989238" calcext:value-type="float">
            <text:p><text:s/>3,607,741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98.229756" calcext:value-type="float">
            <text:p><text:s/>3,698 <text:s/></text:p>
          </table:table-cell>
          <table:table-cell table:style-name="ce42" office:value-type="float" office:value="197154.202497" calcext:value-type="float">
            <text:p><text:s/>197,154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98.229756" calcext:value-type="float">
            <text:p>( 3,698 <text:s/>)</text:p>
          </table:table-cell>
          <table:table-cell table:style-name="ce45" office:value-type="float" office:value="80786.358468" calcext:value-type="float">
            <text:p>( 80,786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3390.957338" calcext:value-type="float">
            <text:p><text:s/>663,391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82285.647144" calcext:value-type="float">
            <text:p><text:s/>182,286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831.423" calcext:value-type="float">
            <text:p><text:s/>57,831 <text:s/></text:p>
          </table:table-cell>
          <table:table-cell table:style-name="ce42" office:value-type="float" office:value="3543064.92042002" calcext:value-type="float">
            <text:p><text:s/>3,543,065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7831.423" calcext:value-type="float">
            <text:p>( 57,831 <text:s/>)</text:p>
          </table:table-cell>
          <table:table-cell table:style-name="ce45" office:value-type="float" office:value="2159594.91539" calcext:value-type="float">
            <text:p>( 2,159,595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009.654765" calcext:value-type="float">
            <text:p><text:s/>251,010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238.701582" calcext:value-type="float">
            <text:p><text:s/>77,239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638.840807" calcext:value-type="float">
            <text:p><text:s/>241,639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020.576129694" calcext:value-type="float">
            <text:p><text:s/>459,021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338.69815" calcext:value-type="float">
            <text:p><text:s/>119,339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5903.603924" calcext:value-type="float">
            <text:p><text:s/>45,904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00781.3455115" calcext:value-type="float">
            <text:p><text:s/>11,800,781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123.2" calcext:value-type="float">
            <text:p><text:s/>77,123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23075.9466275" calcext:value-type="float">
            <text:p><text:s/>11,323,076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707.215324" calcext:value-type="float">
            <text:p><text:s/>125,707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55.14356" calcext:value-type="float">
            <text:p><text:s/>3,755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119.84" calcext:value-type="float">
            <text:p><text:s/>271,120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5758.21266" calcext:value-type="float">
            <text:p><text:s/>585,758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091.301872" calcext:value-type="float">
            <text:p><text:s/>208,091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7666.910788" calcext:value-type="float">
            <text:p><text:s/>377,667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86.316" calcext:value-type="float">
            <text:p><text:s/>3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13048.00379022" calcext:value-type="float">
            <text:p><text:s/>5,413,048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4232.390512" calcext:value-type="float">
            <text:p><text:s/>484,232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1940.39275922" calcext:value-type="float">
            <text:p><text:s/>1,131,940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007.93038" calcext:value-type="float">
            <text:p><text:s/>118,008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623.67943" calcext:value-type="float">
            <text:p><text:s/>72,624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067.832964" calcext:value-type="float">
            <text:p><text:s/>131,068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332.502447" calcext:value-type="float">
            <text:p><text:s/>102,333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792.196164" calcext:value-type="float">
            <text:p><text:s/>99,792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3378.577196" calcext:value-type="float">
            <text:p><text:s/>753,379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86.316" calcext:value-type="float">
            <text:p><text:s/>3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3624.873096" calcext:value-type="float">
            <text:p><text:s/>823,625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96047.628842" calcext:value-type="float">
            <text:p><text:s/>1,696,048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9790.884" calcext:value-type="float">
            <text:p><text:s/>99,79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54638.91998303" calcext:value-type="float">
            <text:p><text:s/>5,754,639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23760.6242222" calcext:value-type="float">
            <text:p><text:s/>22,323,761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23760.6242222" calcext:value-type="float">
            <text:p><text:s/>22,323,761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459049.749333" calcext:value-type="float">
            <text:p>( 18,459,05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058871.040955" calcext:value-type="float">
            <text:p><text:s/>247,058,871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431389.921" calcext:value-type="float">
            <text:p><text:s/>206,431,39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64.12" calcext:value-type="float">
            <text:p><text:s/>28,164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4176.999999" calcext:value-type="float">
            <text:p><text:s/>2,484,177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15139.999956" calcext:value-type="float">
            <text:p><text:s/>38,115,140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46677.999966" calcext:value-type="float">
            <text:p><text:s/>24,846,678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846677.999966" calcext:value-type="float">
            <text:p><text:s/>24,846,678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